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442cm"/>
    </style:style>
    <style:style style:name="co2" style:family="table-column">
      <style:table-column-properties fo:break-before="auto" style:column-width="3.648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NS</text:p>
          </table:table-cell>
          <table:table-cell table:style-name="ce1" office:value-type="string" calcext:value-type="string">
            <text:p>N�mero CPF</text:p>
          </table:table-cell>
          <table:table-cell office:value-type="string" calcext:value-type="string">
            <text:p>CBO</text:p>
          </table:table-cell>
          <table:table-cell office:value-type="string" calcext:value-type="string">
            <text:p>CH AMB.</text:p>
          </table:table-cell>
          <table:table-cell office:value-type="string" calcext:value-type="string">
            <text:p>CH HOSP.</text:p>
          </table:table-cell>
        </table:table-row>
        <table:table-row table:style-name="ro1">
          <table:table-cell office:value-type="string" calcext:value-type="string">
            <text:p>Abel Dib Rayashi</text:p>
          </table:table-cell>
          <table:table-cell office:value-type="float" office:value="980016284847934" calcext:value-type="float">
            <text:p>980016284847934</text:p>
          </table:table-cell>
          <table:table-cell office:value-type="string" calcext:value-type="string">
            <text:p>05723096605</text:p>
          </table:table-cell>
          <table:table-cell office:value-type="float" office:value="225103" calcext:value-type="float">
            <text:p>22510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driana Rodrigues da Cunha</text:p>
          </table:table-cell>
          <table:table-cell office:value-type="float" office:value="708005352609227" calcext:value-type="float">
            <text:p>708005352609227</text:p>
          </table:table-cell>
          <table:table-cell office:value-type="string" calcext:value-type="string">
            <text:p>91127971620</text:p>
          </table:table-cell>
          <table:table-cell office:value-type="float" office:value="225320" calcext:value-type="float">
            <text:p>2253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driana Scalia Santos Braz</text:p>
          </table:table-cell>
          <table:table-cell office:value-type="float" office:value="201567630490018" calcext:value-type="float">
            <text:p>201567630490018</text:p>
          </table:table-cell>
          <table:table-cell office:value-type="string" calcext:value-type="string">
            <text:p>05196222600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driano Lara Zuza</text:p>
          </table:table-cell>
          <table:table-cell office:value-type="float" office:value="980016286298261" calcext:value-type="float">
            <text:p>980016286298261</text:p>
          </table:table-cell>
          <table:table-cell office:value-type="string" calcext:value-type="string">
            <text:p>01494016630</text:p>
          </table:table-cell>
          <table:table-cell office:value-type="float" office:value="225125" calcext:value-type="float">
            <text:p>2251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andre Antonio Lima Diniz</text:p>
          </table:table-cell>
          <table:table-cell office:value-type="float" office:value="704709771297733" calcext:value-type="float">
            <text:p>704709771297733</text:p>
          </table:table-cell>
          <table:table-cell office:value-type="string" calcext:value-type="string">
            <text:p>06992648632</text:p>
          </table:table-cell>
          <table:table-cell office:value-type="float" office:value="225125" calcext:value-type="float">
            <text:p>2251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andre Neri Rocha Rezende</text:p>
          </table:table-cell>
          <table:table-cell office:value-type="float" office:value="980016280402776" calcext:value-type="float">
            <text:p>980016280402776</text:p>
          </table:table-cell>
          <table:table-cell office:value-type="string" calcext:value-type="string">
            <text:p>06615908603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lexandre Vinicius de Oliveira Sousa</text:p>
          </table:table-cell>
          <table:table-cell office:value-type="float" office:value="980016297001362" calcext:value-type="float">
            <text:p>980016297001362</text:p>
          </table:table-cell>
          <table:table-cell office:value-type="string" calcext:value-type="string">
            <text:p>08975737659</text:p>
          </table:table-cell>
          <table:table-cell office:value-type="float" office:value="225330" calcext:value-type="float">
            <text:p>22533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lfredo Jose Borges da Cunha</text:p>
          </table:table-cell>
          <table:table-cell office:value-type="float" office:value="980016285809874" calcext:value-type="float">
            <text:p>980016285809874</text:p>
          </table:table-cell>
          <table:table-cell office:value-type="string" calcext:value-type="string">
            <text:p>05035143651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line Keli de Oliveira</text:p>
          </table:table-cell>
          <table:table-cell office:value-type="float" office:value="980016297214536" calcext:value-type="float">
            <text:p>980016297214536</text:p>
          </table:table-cell>
          <table:table-cell office:value-type="string" calcext:value-type="string">
            <text:p>07125485642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LLISON SOARES ABRAHAO</text:p>
          </table:table-cell>
          <table:table-cell office:value-type="float" office:value="701403661733736" calcext:value-type="float">
            <text:p>701403661733736</text:p>
          </table:table-cell>
          <table:table-cell office:value-type="string" calcext:value-type="string">
            <text:p>01650743610</text:p>
          </table:table-cell>
          <table:table-cell office:value-type="float" office:value="225150" calcext:value-type="float">
            <text:p>2251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loisio Rodrigues Alves Junior</text:p>
          </table:table-cell>
          <table:table-cell office:value-type="float" office:value="705402473935698" calcext:value-type="float">
            <text:p>705402473935698</text:p>
          </table:table-cell>
          <table:table-cell office:value-type="string" calcext:value-type="string">
            <text:p>07943542622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manda Correa Vidica</text:p>
          </table:table-cell>
          <table:table-cell office:value-type="float" office:value="980016296986101" calcext:value-type="float">
            <text:p>980016296986101</text:p>
          </table:table-cell>
          <table:table-cell office:value-type="string" calcext:value-type="string">
            <text:p>01130491102</text:p>
          </table:table-cell>
          <table:table-cell office:value-type="float" office:value="225151" calcext:value-type="float">
            <text:p>22515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melio Marques Neto</text:p>
          </table:table-cell>
          <table:table-cell office:value-type="float" office:value="200913922970006" calcext:value-type="float">
            <text:p>200913922970006</text:p>
          </table:table-cell>
          <table:table-cell office:value-type="string" calcext:value-type="string">
            <text:p>32831528372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na Beatriz de Abreu Severino</text:p>
          </table:table-cell>
          <table:table-cell office:value-type="float" office:value="980016286346835" calcext:value-type="float">
            <text:p>980016286346835</text:p>
          </table:table-cell>
          <table:table-cell office:value-type="string" calcext:value-type="string">
            <text:p>07627996686</text:p>
          </table:table-cell>
          <table:table-cell office:value-type="float" office:value="225124" calcext:value-type="float">
            <text:p>2251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na Carolina Cardoso Leandro</text:p>
          </table:table-cell>
          <table:table-cell office:value-type="float" office:value="980016280062894" calcext:value-type="float">
            <text:p>980016280062894</text:p>
          </table:table-cell>
          <table:table-cell office:value-type="string" calcext:value-type="string">
            <text:p>06968080648</text:p>
          </table:table-cell>
          <table:table-cell office:value-type="float" office:value="225124" calcext:value-type="float">
            <text:p>22512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na Carolina Del Duque</text:p>
          </table:table-cell>
          <table:table-cell office:value-type="float" office:value="980016285625412" calcext:value-type="float">
            <text:p>980016285625412</text:p>
          </table:table-cell>
          <table:table-cell office:value-type="string" calcext:value-type="string">
            <text:p>05481491605</text:p>
          </table:table-cell>
          <table:table-cell office:value-type="float" office:value="225124" calcext:value-type="float">
            <text:p>22512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na Carolina Duarte Esperidiao</text:p>
          </table:table-cell>
          <table:table-cell office:value-type="float" office:value="980016281436364" calcext:value-type="float">
            <text:p>980016281436364</text:p>
          </table:table-cell>
          <table:table-cell office:value-type="string" calcext:value-type="string">
            <text:p>00524398100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na Flavia Yanosteac Oishi</text:p>
          </table:table-cell>
          <table:table-cell office:value-type="float" office:value="708501387014973" calcext:value-type="float">
            <text:p>708501387014973</text:p>
          </table:table-cell>
          <table:table-cell office:value-type="string" calcext:value-type="string">
            <text:p>10453825664</text:p>
          </table:table-cell>
          <table:table-cell office:value-type="float" office:value="225225" calcext:value-type="float">
            <text:p>2252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na Paula Alves de Oliveira</text:p>
          </table:table-cell>
          <table:table-cell office:value-type="float" office:value="704703773310030" calcext:value-type="float">
            <text:p>704703773310030</text:p>
          </table:table-cell>
          <table:table-cell office:value-type="string" calcext:value-type="string">
            <text:p>03701802670</text:p>
          </table:table-cell>
          <table:table-cell office:value-type="float" office:value="225151" calcext:value-type="float">
            <text:p>22515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na Paula Borges Vasconcelos</text:p>
          </table:table-cell>
          <table:table-cell office:value-type="float" office:value="190113757530005" calcext:value-type="float">
            <text:p>190113757530005</text:p>
          </table:table-cell>
          <table:table-cell office:value-type="string" calcext:value-type="string">
            <text:p>00607941600</text:p>
          </table:table-cell>
          <table:table-cell office:value-type="float" office:value="225250" calcext:value-type="float">
            <text:p>22525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NA PAULA CICCI DE CASTRO COUTINHO</text:p>
          </table:table-cell>
          <table:table-cell office:value-type="float" office:value="702602231418741" calcext:value-type="float">
            <text:p>702602231418741</text:p>
          </table:table-cell>
          <table:table-cell office:value-type="string" calcext:value-type="string">
            <text:p>06797604664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na Silvia de Sousa Martins</text:p>
          </table:table-cell>
          <table:table-cell office:value-type="float" office:value="703206620597499" calcext:value-type="float">
            <text:p>703206620597499</text:p>
          </table:table-cell>
          <table:table-cell office:value-type="string" calcext:value-type="string">
            <text:p>08972881651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ndre Vieira Lanza</text:p>
          </table:table-cell>
          <table:table-cell office:value-type="float" office:value="705804428243934" calcext:value-type="float">
            <text:p>705804428243934</text:p>
          </table:table-cell>
          <table:table-cell office:value-type="string" calcext:value-type="string">
            <text:p>10501567658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ndrea de Martino Luppi</text:p>
          </table:table-cell>
          <table:table-cell office:value-type="float" office:value="980016289201315" calcext:value-type="float">
            <text:p>980016289201315</text:p>
          </table:table-cell>
          <table:table-cell office:value-type="string" calcext:value-type="string">
            <text:p>08306455606</text:p>
          </table:table-cell>
          <table:table-cell office:value-type="float" office:value="225150" calcext:value-type="float">
            <text:p>2251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dresa Barbosa</text:p>
          </table:table-cell>
          <table:table-cell office:value-type="float" office:value="708008377151227" calcext:value-type="float">
            <text:p>708008377151227</text:p>
          </table:table-cell>
          <table:table-cell office:value-type="string" calcext:value-type="string">
            <text:p>05669532694</text:p>
          </table:table-cell>
          <table:table-cell office:value-type="float" office:value="225250" calcext:value-type="float">
            <text:p>2252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ndressa Rocha Nascimento</text:p>
          </table:table-cell>
          <table:table-cell office:value-type="float" office:value="980016286736382" calcext:value-type="float">
            <text:p>980016286736382</text:p>
          </table:table-cell>
          <table:table-cell office:value-type="string" calcext:value-type="string">
            <text:p>05222816648</text:p>
          </table:table-cell>
          <table:table-cell office:value-type="float" office:value="225124" calcext:value-type="float">
            <text:p>22512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ndressa Rodrigues Borges</text:p>
          </table:table-cell>
          <table:table-cell office:value-type="float" office:value="700205444722928" calcext:value-type="float">
            <text:p>700205444722928</text:p>
          </table:table-cell>
          <table:table-cell office:value-type="string" calcext:value-type="string">
            <text:p>09632933621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ngela Mendes Rezende</text:p>
          </table:table-cell>
          <table:table-cell office:value-type="float" office:value="170381054910000" calcext:value-type="float">
            <text:p>170381054910000</text:p>
          </table:table-cell>
          <table:table-cell office:value-type="string" calcext:value-type="string">
            <text:p>75378825687</text:p>
          </table:table-cell>
          <table:table-cell office:value-type="float" office:value="225150" calcext:value-type="float">
            <text:p>2251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nna Paula Ferreira</text:p>
          </table:table-cell>
          <table:table-cell office:value-type="float" office:value="700505387235854" calcext:value-type="float">
            <text:p>700505387235854</text:p>
          </table:table-cell>
          <table:table-cell office:value-type="string" calcext:value-type="string">
            <text:p>11834309654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nna Virginia Carrijo Martins Marobin</text:p>
          </table:table-cell>
          <table:table-cell office:value-type="float" office:value="980016293896292" calcext:value-type="float">
            <text:p>980016293896292</text:p>
          </table:table-cell>
          <table:table-cell office:value-type="string" calcext:value-type="string">
            <text:p>07512782624</text:p>
          </table:table-cell>
          <table:table-cell office:value-type="float" office:value="225151" calcext:value-type="float">
            <text:p>22515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NTONIO DONIZETTI DE SENA PEREIRA</text:p>
          </table:table-cell>
          <table:table-cell office:value-type="float" office:value="210172878580000" calcext:value-type="float">
            <text:p>210172878580000</text:p>
          </table:table-cell>
          <table:table-cell office:value-type="string" calcext:value-type="string">
            <text:p>03142399607</text:p>
          </table:table-cell>
          <table:table-cell office:value-type="float" office:value="225120" calcext:value-type="float">
            <text:p>2251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ntonio Marcos Bernardo Vieira Junior</text:p>
          </table:table-cell>
          <table:table-cell office:value-type="float" office:value="702707193372860" calcext:value-type="float">
            <text:p>702707193372860</text:p>
          </table:table-cell>
          <table:table-cell office:value-type="string" calcext:value-type="string">
            <text:p>10365810630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raceli Ribeiro Campos</text:p>
          </table:table-cell>
          <table:table-cell office:value-type="float" office:value="706201523247764" calcext:value-type="float">
            <text:p>706201523247764</text:p>
          </table:table-cell>
          <table:table-cell office:value-type="string" calcext:value-type="string">
            <text:p>06286335641</text:p>
          </table:table-cell>
          <table:table-cell office:value-type="float" office:value="225124" calcext:value-type="float">
            <text:p>2251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RIANE LAZARO TEIXEIRA</text:p>
          </table:table-cell>
          <table:table-cell office:value-type="float" office:value="708406224518161" calcext:value-type="float">
            <text:p>708406224518161</text:p>
          </table:table-cell>
          <table:table-cell office:value-type="string" calcext:value-type="string">
            <text:p>08638570600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rthur de Siqueira Rodrigues</text:p>
          </table:table-cell>
          <table:table-cell office:value-type="float" office:value="700005226525707" calcext:value-type="float">
            <text:p>700005226525707</text:p>
          </table:table-cell>
          <table:table-cell office:value-type="string" calcext:value-type="string">
            <text:p>99940159668</text:p>
          </table:table-cell>
          <table:table-cell office:value-type="float" office:value="225270" calcext:value-type="float">
            <text:p>225270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rthur Lopes de Oliveira</text:p>
          </table:table-cell>
          <table:table-cell office:value-type="float" office:value="980016285153987" calcext:value-type="float">
            <text:p>980016285153987</text:p>
          </table:table-cell>
          <table:table-cell office:value-type="string" calcext:value-type="string">
            <text:p>06689666611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rtur Rosa Pena Neto</text:p>
          </table:table-cell>
          <table:table-cell office:value-type="float" office:value="980016284841545" calcext:value-type="float">
            <text:p>980016284841545</text:p>
          </table:table-cell>
          <table:table-cell office:value-type="string" calcext:value-type="string">
            <text:p>05209589692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thella de Moura Bittencourt</text:p>
          </table:table-cell>
          <table:table-cell office:value-type="float" office:value="705000004283959" calcext:value-type="float">
            <text:p>705000004283959</text:p>
          </table:table-cell>
          <table:table-cell office:value-type="string" calcext:value-type="string">
            <text:p>08817638617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ugusto Cesar da Silva Ramos</text:p>
          </table:table-cell>
          <table:table-cell office:value-type="float" office:value="706009359564846" calcext:value-type="float">
            <text:p>706009359564846</text:p>
          </table:table-cell>
          <table:table-cell office:value-type="string" calcext:value-type="string">
            <text:p>10058597603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arbara Luisa Cardoso Ferreira Silva</text:p>
          </table:table-cell>
          <table:table-cell office:value-type="float" office:value="703103380392160" calcext:value-type="float">
            <text:p>703103380392160</text:p>
          </table:table-cell>
          <table:table-cell office:value-type="string" calcext:value-type="string">
            <text:p>09141280601</text:p>
          </table:table-cell>
          <table:table-cell office:value-type="float" office:value="225124" calcext:value-type="float">
            <text:p>2251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runa Afonso Lopes Lima</text:p>
          </table:table-cell>
          <table:table-cell office:value-type="float" office:value="703600038614638" calcext:value-type="float">
            <text:p>703600038614638</text:p>
          </table:table-cell>
          <table:table-cell office:value-type="string" calcext:value-type="string">
            <text:p>12347697609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runa Eulalio Castanheira</text:p>
          </table:table-cell>
          <table:table-cell office:value-type="float" office:value="700001228396307" calcext:value-type="float">
            <text:p>700001228396307</text:p>
          </table:table-cell>
          <table:table-cell office:value-type="string" calcext:value-type="string">
            <text:p>08128164635</text:p>
          </table:table-cell>
          <table:table-cell office:value-type="float" office:value="225124" calcext:value-type="float">
            <text:p>2251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runa Pires Guerra de Andrade</text:p>
          </table:table-cell>
          <table:table-cell office:value-type="float" office:value="980016285115899" calcext:value-type="float">
            <text:p>980016285115899</text:p>
          </table:table-cell>
          <table:table-cell office:value-type="string" calcext:value-type="string">
            <text:p>06494611699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runa Vilela Vono</text:p>
          </table:table-cell>
          <table:table-cell office:value-type="float" office:value="702500764921440" calcext:value-type="float">
            <text:p>702500764921440</text:p>
          </table:table-cell>
          <table:table-cell office:value-type="string" calcext:value-type="string">
            <text:p>10534286690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runo Bagno Galvao de Franca</text:p>
          </table:table-cell>
          <table:table-cell office:value-type="float" office:value="207271358260018" calcext:value-type="float">
            <text:p>207271358260018</text:p>
          </table:table-cell>
          <table:table-cell office:value-type="string" calcext:value-type="string">
            <text:p>00419296751</text:p>
          </table:table-cell>
          <table:table-cell office:value-type="float" office:value="225270" calcext:value-type="float">
            <text:p>22527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runo Henrique Carrijo Borba</text:p>
          </table:table-cell>
          <table:table-cell office:value-type="float" office:value="980016280578327" calcext:value-type="float">
            <text:p>980016280578327</text:p>
          </table:table-cell>
          <table:table-cell office:value-type="string" calcext:value-type="string">
            <text:p>04031433654</text:p>
          </table:table-cell>
          <table:table-cell office:value-type="float" office:value="225225" calcext:value-type="float">
            <text:p>22522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runo Teixeira Bernardes</text:p>
          </table:table-cell>
          <table:table-cell office:value-type="float" office:value="980016284111539" calcext:value-type="float">
            <text:p>980016284111539</text:p>
          </table:table-cell>
          <table:table-cell office:value-type="string" calcext:value-type="string">
            <text:p>05397336602</text:p>
          </table:table-cell>
          <table:table-cell office:value-type="float" office:value="225250" calcext:value-type="float">
            <text:p>2252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aio Eduardo Andrade Oliveira</text:p>
          </table:table-cell>
          <table:table-cell office:value-type="float" office:value="980016288991355" calcext:value-type="float">
            <text:p>980016288991355</text:p>
          </table:table-cell>
          <table:table-cell office:value-type="string" calcext:value-type="string">
            <text:p>07521364619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amila de Matos Coutinho Sousa</text:p>
          </table:table-cell>
          <table:table-cell office:value-type="float" office:value="700504330343053" calcext:value-type="float">
            <text:p>700504330343053</text:p>
          </table:table-cell>
          <table:table-cell office:value-type="string" calcext:value-type="string">
            <text:p>09181241666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amila Laranjo Marques</text:p>
          </table:table-cell>
          <table:table-cell office:value-type="float" office:value="980016285832884" calcext:value-type="float">
            <text:p>980016285832884</text:p>
          </table:table-cell>
          <table:table-cell office:value-type="string" calcext:value-type="string">
            <text:p>10413304728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amila Silva Nascimento</text:p>
          </table:table-cell>
          <table:table-cell office:value-type="float" office:value="706205594821866" calcext:value-type="float">
            <text:p>706205594821866</text:p>
          </table:table-cell>
          <table:table-cell office:value-type="string" calcext:value-type="string">
            <text:p>08767587666</text:p>
          </table:table-cell>
          <table:table-cell office:value-type="float" office:value="225250" calcext:value-type="float">
            <text:p>225250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amilla Resende Silva</text:p>
          </table:table-cell>
          <table:table-cell office:value-type="float" office:value="702400553438724" calcext:value-type="float">
            <text:p>702400553438724</text:p>
          </table:table-cell>
          <table:table-cell office:value-type="string" calcext:value-type="string">
            <text:p>07863051690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AMILLA RODRIGUES DE ROMA</text:p>
          </table:table-cell>
          <table:table-cell office:value-type="float" office:value="702808681746565" calcext:value-type="float">
            <text:p>702808681746565</text:p>
          </table:table-cell>
          <table:table-cell office:value-type="string" calcext:value-type="string">
            <text:p>07202303655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arla Patricia Ferreira Barreto</text:p>
          </table:table-cell>
          <table:table-cell office:value-type="float" office:value="980016277892474" calcext:value-type="float">
            <text:p>980016277892474</text:p>
          </table:table-cell>
          <table:table-cell office:value-type="string" calcext:value-type="string">
            <text:p>01290594635</text:p>
          </table:table-cell>
          <table:table-cell office:value-type="float" office:value="225250" calcext:value-type="float">
            <text:p>22525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rlos Antonio Naves Costa</text:p>
          </table:table-cell>
          <table:table-cell office:value-type="float" office:value="190050369690003" calcext:value-type="float">
            <text:p>190050369690003</text:p>
          </table:table-cell>
          <table:table-cell office:value-type="string" calcext:value-type="string">
            <text:p>88349705604</text:p>
          </table:table-cell>
          <table:table-cell office:value-type="float" office:value="225250" calcext:value-type="float">
            <text:p>22525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arlos Eduardo Carvalho de Almeida</text:p>
          </table:table-cell>
          <table:table-cell office:value-type="float" office:value="706304704231772" calcext:value-type="float">
            <text:p>706304704231772</text:p>
          </table:table-cell>
          <table:table-cell office:value-type="string" calcext:value-type="string">
            <text:p>09539648688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arlos Elias Tanache</text:p>
          </table:table-cell>
          <table:table-cell office:value-type="float" office:value="170592092960000" calcext:value-type="float">
            <text:p>170592092960000</text:p>
          </table:table-cell>
          <table:table-cell office:value-type="string" calcext:value-type="string">
            <text:p>63003260634</text:p>
          </table:table-cell>
          <table:table-cell office:value-type="float" office:value="225250" calcext:value-type="float">
            <text:p>22525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arlos Henrique de Oliveira Felicio</text:p>
          </table:table-cell>
          <table:table-cell office:value-type="float" office:value="980016294353071" calcext:value-type="float">
            <text:p>980016294353071</text:p>
          </table:table-cell>
          <table:table-cell office:value-type="string" calcext:value-type="string">
            <text:p>07961305661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arlos Henrique de Sousa Ribeiro da Silva</text:p>
          </table:table-cell>
          <table:table-cell office:value-type="float" office:value="705001666576358" calcext:value-type="float">
            <text:p>705001666576358</text:p>
          </table:table-cell>
          <table:table-cell office:value-type="string" calcext:value-type="string">
            <text:p>07030079639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AROLINA ARAUJO MENDES</text:p>
          </table:table-cell>
          <table:table-cell office:value-type="float" office:value="700909972521695" calcext:value-type="float">
            <text:p>700909972521695</text:p>
          </table:table-cell>
          <table:table-cell office:value-type="string" calcext:value-type="string">
            <text:p>09017764678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arolina Sousa Peixoto</text:p>
          </table:table-cell>
          <table:table-cell office:value-type="float" office:value="705000654255356" calcext:value-type="float">
            <text:p>705000654255356</text:p>
          </table:table-cell>
          <table:table-cell office:value-type="string" calcext:value-type="string">
            <text:p>05396772646</text:p>
          </table:table-cell>
          <table:table-cell office:value-type="float" office:value="225124" calcext:value-type="float">
            <text:p>22512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aroline Marques Alves</text:p>
          </table:table-cell>
          <table:table-cell office:value-type="float" office:value="709209220886533" calcext:value-type="float">
            <text:p>709209220886533</text:p>
          </table:table-cell>
          <table:table-cell office:value-type="string" calcext:value-type="string">
            <text:p>09893425654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aroline Oliveira Villares</text:p>
          </table:table-cell>
          <table:table-cell office:value-type="float" office:value="980016287750125" calcext:value-type="float">
            <text:p>980016287750125</text:p>
          </table:table-cell>
          <table:table-cell office:value-type="string" calcext:value-type="string">
            <text:p>06306927697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assiano Ricardo Nogueira</text:p>
          </table:table-cell>
          <table:table-cell office:value-type="float" office:value="980016282345397" calcext:value-type="float">
            <text:p>980016282345397</text:p>
          </table:table-cell>
          <table:table-cell office:value-type="string" calcext:value-type="string">
            <text:p>78880203649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assio Borges de Vasconcelos</text:p>
          </table:table-cell>
          <table:table-cell office:value-type="float" office:value="707608202608097" calcext:value-type="float">
            <text:p>707608202608097</text:p>
          </table:table-cell>
          <table:table-cell office:value-type="string" calcext:value-type="string">
            <text:p>07685433630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hristiane Botelho da Silva</text:p>
          </table:table-cell>
          <table:table-cell office:value-type="float" office:value="706704518343317" calcext:value-type="float">
            <text:p>706704518343317</text:p>
          </table:table-cell>
          <table:table-cell office:value-type="string" calcext:value-type="string">
            <text:p>74266438672</text:p>
          </table:table-cell>
          <table:table-cell office:value-type="float" office:value="225225" calcext:value-type="float">
            <text:p>22522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audio Alves Mundim</text:p>
          </table:table-cell>
          <table:table-cell office:value-type="float" office:value="210260440830018" calcext:value-type="float">
            <text:p>210260440830018</text:p>
          </table:table-cell>
          <table:table-cell office:value-type="string" calcext:value-type="string">
            <text:p>02535334658</text:p>
          </table:table-cell>
          <table:table-cell office:value-type="float" office:value="225270" calcext:value-type="float">
            <text:p>22527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laudio de Lima Barbosa</text:p>
          </table:table-cell>
          <table:table-cell office:value-type="float" office:value="170550566220000" calcext:value-type="float">
            <text:p>170550566220000</text:p>
          </table:table-cell>
          <table:table-cell office:value-type="string" calcext:value-type="string">
            <text:p>67211895691</text:p>
          </table:table-cell>
          <table:table-cell office:value-type="float" office:value="225118" calcext:value-type="float">
            <text:p>2251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LAUDIO RIBEIRO DA CUNHA</text:p>
          </table:table-cell>
          <table:table-cell office:value-type="float" office:value="700401384470450" calcext:value-type="float">
            <text:p>700401384470450</text:p>
          </table:table-cell>
          <table:table-cell office:value-type="string" calcext:value-type="string">
            <text:p>84900733687</text:p>
          </table:table-cell>
          <table:table-cell office:value-type="float" office:value="225210" calcext:value-type="float">
            <text:p>22521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ayton Povoa Cassiano</text:p>
          </table:table-cell>
          <table:table-cell office:value-type="float" office:value="708104178293140" calcext:value-type="float">
            <text:p>708104178293140</text:p>
          </table:table-cell>
          <table:table-cell office:value-type="string" calcext:value-type="string">
            <text:p>07475173631</text:p>
          </table:table-cell>
          <table:table-cell office:value-type="float" office:value="225225" calcext:value-type="float">
            <text:p>22522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risthiane Borges Juliano</text:p>
          </table:table-cell>
          <table:table-cell office:value-type="float" office:value="980016295967685" calcext:value-type="float">
            <text:p>980016295967685</text:p>
          </table:table-cell>
          <table:table-cell office:value-type="string" calcext:value-type="string">
            <text:p>07032211674</text:p>
          </table:table-cell>
          <table:table-cell office:value-type="float" office:value="225124" calcext:value-type="float">
            <text:p>22512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ristiane de Freitas Silva</text:p>
          </table:table-cell>
          <table:table-cell office:value-type="float" office:value="980016297001206" calcext:value-type="float">
            <text:p>980016297001206</text:p>
          </table:table-cell>
          <table:table-cell office:value-type="string" calcext:value-type="string">
            <text:p>04716347605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ALADIE RODRIGUES PARREIRA</text:p>
          </table:table-cell>
          <table:table-cell office:value-type="float" office:value="700009504156902" calcext:value-type="float">
            <text:p>700009504156902</text:p>
          </table:table-cell>
          <table:table-cell office:value-type="string" calcext:value-type="string">
            <text:p>96661976691</text:p>
          </table:table-cell>
          <table:table-cell office:value-type="float" office:value="225210" calcext:value-type="float">
            <text:p>22521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nia Brancalhao de Souza</text:p>
          </table:table-cell>
          <table:table-cell office:value-type="float" office:value="980016002669316" calcext:value-type="float">
            <text:p>980016002669316</text:p>
          </table:table-cell>
          <table:table-cell office:value-type="string" calcext:value-type="string">
            <text:p>71362100625</text:p>
          </table:table-cell>
          <table:table-cell office:value-type="float" office:value="225250" calcext:value-type="float">
            <text:p>2252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niel Amaral Esteves Borges</text:p>
          </table:table-cell>
          <table:table-cell office:value-type="float" office:value="980016279629746" calcext:value-type="float">
            <text:p>980016279629746</text:p>
          </table:table-cell>
          <table:table-cell office:value-type="string" calcext:value-type="string">
            <text:p>04579602641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Daniel Angelo de Melo</text:p>
          </table:table-cell>
          <table:table-cell office:value-type="float" office:value="980016278313249" calcext:value-type="float">
            <text:p>980016278313249</text:p>
          </table:table-cell>
          <table:table-cell office:value-type="string" calcext:value-type="string">
            <text:p>05396976640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NIEL OLIVEIRA DE CONTI</text:p>
          </table:table-cell>
          <table:table-cell office:value-type="float" office:value="705002601370454" calcext:value-type="float">
            <text:p>705002601370454</text:p>
          </table:table-cell>
          <table:table-cell office:value-type="string" calcext:value-type="string">
            <text:p>21397242833</text:p>
          </table:table-cell>
          <table:table-cell office:value-type="float" office:value="225210" calcext:value-type="float">
            <text:p>22521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niel Teixeira Fernandes</text:p>
          </table:table-cell>
          <table:table-cell office:value-type="float" office:value="704604614432729" calcext:value-type="float">
            <text:p>704604614432729</text:p>
          </table:table-cell>
          <table:table-cell office:value-type="string" calcext:value-type="string">
            <text:p>05148470690</text:p>
          </table:table-cell>
          <table:table-cell office:value-type="float" office:value="225270" calcext:value-type="float">
            <text:p>225270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aniela Diogo de Oliveira Caracato</text:p>
          </table:table-cell>
          <table:table-cell office:value-type="float" office:value="980016281131881" calcext:value-type="float">
            <text:p>980016281131881</text:p>
          </table:table-cell>
          <table:table-cell office:value-type="string" calcext:value-type="string">
            <text:p>29772954885</text:p>
          </table:table-cell>
          <table:table-cell office:value-type="float" office:value="225250" calcext:value-type="float">
            <text:p>22525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nielle Cunha Marra</text:p>
          </table:table-cell>
          <table:table-cell office:value-type="float" office:value="980016281600121" calcext:value-type="float">
            <text:p>980016281600121</text:p>
          </table:table-cell>
          <table:table-cell office:value-type="string" calcext:value-type="string">
            <text:p>04966652600</text:p>
          </table:table-cell>
          <table:table-cell office:value-type="float" office:value="225250" calcext:value-type="float">
            <text:p>2252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anilo Pereira da Costa</text:p>
          </table:table-cell>
          <table:table-cell office:value-type="float" office:value="706508352980598" calcext:value-type="float">
            <text:p>706508352980598</text:p>
          </table:table-cell>
          <table:table-cell office:value-type="string" calcext:value-type="string">
            <text:p>27593408809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avid de Mello Marin</text:p>
          </table:table-cell>
          <table:table-cell office:value-type="float" office:value="700007945890908" calcext:value-type="float">
            <text:p>700007945890908</text:p>
          </table:table-cell>
          <table:table-cell office:value-type="string" calcext:value-type="string">
            <text:p>35000664884</text:p>
          </table:table-cell>
          <table:table-cell office:value-type="float" office:value="225270" calcext:value-type="float">
            <text:p>22527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ebora Aquilino Barreto Reis</text:p>
          </table:table-cell>
          <table:table-cell office:value-type="float" office:value="980016287925898" calcext:value-type="float">
            <text:p>980016287925898</text:p>
          </table:table-cell>
          <table:table-cell office:value-type="string" calcext:value-type="string">
            <text:p>35798949869</text:p>
          </table:table-cell>
          <table:table-cell office:value-type="float" office:value="225124" calcext:value-type="float">
            <text:p>22512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ebora Leticia Pereira</text:p>
          </table:table-cell>
          <table:table-cell office:value-type="float" office:value="980016289991979" calcext:value-type="float">
            <text:p>980016289991979</text:p>
          </table:table-cell>
          <table:table-cell office:value-type="string" calcext:value-type="string">
            <text:p>07245426635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ebora Miranda Diogo Stabille</text:p>
          </table:table-cell>
          <table:table-cell office:value-type="float" office:value="980016286736404" calcext:value-type="float">
            <text:p>980016286736404</text:p>
          </table:table-cell>
          <table:table-cell office:value-type="string" calcext:value-type="string">
            <text:p>06046124603</text:p>
          </table:table-cell>
          <table:table-cell office:value-type="float" office:value="225151" calcext:value-type="float">
            <text:p>225151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eborah Gomes Felix</text:p>
          </table:table-cell>
          <table:table-cell office:value-type="float" office:value="980016277462038" calcext:value-type="float">
            <text:p>980016277462038</text:p>
          </table:table-cell>
          <table:table-cell office:value-type="string" calcext:value-type="string">
            <text:p>03583617614</text:p>
          </table:table-cell>
          <table:table-cell office:value-type="float" office:value="225151" calcext:value-type="float">
            <text:p>22515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Denio de Aranda Lima</text:p>
          </table:table-cell>
          <table:table-cell office:value-type="float" office:value="210171895890003" calcext:value-type="float">
            <text:p>210171895890003</text:p>
          </table:table-cell>
          <table:table-cell office:value-type="string" calcext:value-type="string">
            <text:p>92662951672</text:p>
          </table:table-cell>
          <table:table-cell office:value-type="float" office:value="225225" calcext:value-type="float">
            <text:p>22522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iego Augusto Ribeiro de Lima</text:p>
          </table:table-cell>
          <table:table-cell office:value-type="float" office:value="980016287807631" calcext:value-type="float">
            <text:p>980016287807631</text:p>
          </table:table-cell>
          <table:table-cell office:value-type="string" calcext:value-type="string">
            <text:p>08691684607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Diogo Martins Lira</text:p>
          </table:table-cell>
          <table:table-cell office:value-type="float" office:value="704809079046442" calcext:value-type="float">
            <text:p>704809079046442</text:p>
          </table:table-cell>
          <table:table-cell office:value-type="string" calcext:value-type="string">
            <text:p>09308266631</text:p>
          </table:table-cell>
          <table:table-cell office:value-type="float" office:value="225250" calcext:value-type="float">
            <text:p>22525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ivino de Oliveira Mamede Filho</text:p>
          </table:table-cell>
          <table:table-cell office:value-type="float" office:value="980016281596728" calcext:value-type="float">
            <text:p>980016281596728</text:p>
          </table:table-cell>
          <table:table-cell office:value-type="string" calcext:value-type="string">
            <text:p>04439170609</text:p>
          </table:table-cell>
          <table:table-cell office:value-type="float" office:value="225225" calcext:value-type="float">
            <text:p>225225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duarda Lemes Dias</text:p>
          </table:table-cell>
          <table:table-cell office:value-type="float" office:value="707007883160437" calcext:value-type="float">
            <text:p>707007883160437</text:p>
          </table:table-cell>
          <table:table-cell office:value-type="string" calcext:value-type="string">
            <text:p>08739788628</text:p>
          </table:table-cell>
          <table:table-cell office:value-type="float" office:value="225320" calcext:value-type="float">
            <text:p>2253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duarda Lemes Miguel</text:p>
          </table:table-cell>
          <table:table-cell office:value-type="float" office:value="700403953857240" calcext:value-type="float">
            <text:p>700403953857240</text:p>
          </table:table-cell>
          <table:table-cell office:value-type="string" calcext:value-type="string">
            <text:p>09288038647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duarda Martins Medeiros</text:p>
          </table:table-cell>
          <table:table-cell office:value-type="float" office:value="700002347396905" calcext:value-type="float">
            <text:p>700002347396905</text:p>
          </table:table-cell>
          <table:table-cell office:value-type="string" calcext:value-type="string">
            <text:p>07938817651</text:p>
          </table:table-cell>
          <table:table-cell office:value-type="float" office:value="225124" calcext:value-type="float">
            <text:p>2251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duardo Rezende dos Santos</text:p>
          </table:table-cell>
          <table:table-cell office:value-type="float" office:value="190183329950006" calcext:value-type="float">
            <text:p>190183329950006</text:p>
          </table:table-cell>
          <table:table-cell office:value-type="string" calcext:value-type="string">
            <text:p>04377005693</text:p>
          </table:table-cell>
          <table:table-cell office:value-type="float" office:value="225151" calcext:value-type="float">
            <text:p>22515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duardo Rodrigues da Cunha Colombo</text:p>
          </table:table-cell>
          <table:table-cell office:value-type="float" office:value="702808166397769" calcext:value-type="float">
            <text:p>702808166397769</text:p>
          </table:table-cell>
          <table:table-cell office:value-type="string" calcext:value-type="string">
            <text:p>05297481694</text:p>
          </table:table-cell>
          <table:table-cell office:value-type="float" office:value="225285" calcext:value-type="float">
            <text:p>22528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DVALDO LUIZ RAMALLI JUNIOR</text:p>
          </table:table-cell>
          <table:table-cell office:value-type="float" office:value="703601081110736" calcext:value-type="float">
            <text:p>703601081110736</text:p>
          </table:table-cell>
          <table:table-cell office:value-type="string" calcext:value-type="string">
            <text:p>36892675875</text:p>
          </table:table-cell>
          <table:table-cell office:value-type="float" office:value="225203" calcext:value-type="float">
            <text:p>22520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lder Antonio de Moura Arantes</text:p>
          </table:table-cell>
          <table:table-cell office:value-type="float" office:value="700405978205141" calcext:value-type="float">
            <text:p>700405978205141</text:p>
          </table:table-cell>
          <table:table-cell office:value-type="string" calcext:value-type="string">
            <text:p>06554715614</text:p>
          </table:table-cell>
          <table:table-cell office:value-type="float" office:value="225225" calcext:value-type="float">
            <text:p>22522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lidiane Maciel Soares</text:p>
          </table:table-cell>
          <table:table-cell office:value-type="float" office:value="980016287407218" calcext:value-type="float">
            <text:p>980016287407218</text:p>
          </table:table-cell>
          <table:table-cell office:value-type="string" calcext:value-type="string">
            <text:p>06684603697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lziane da Cruz Ribeiro E Souza</text:p>
          </table:table-cell>
          <table:table-cell office:value-type="float" office:value="707606267981394" calcext:value-type="float">
            <text:p>707606267981394</text:p>
          </table:table-cell>
          <table:table-cell office:value-type="string" calcext:value-type="string">
            <text:p>07042017633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merson Ricardo Marquini</text:p>
          </table:table-cell>
          <table:table-cell office:value-type="float" office:value="203680797880005" calcext:value-type="float">
            <text:p>203680797880005</text:p>
          </table:table-cell>
          <table:table-cell office:value-type="string" calcext:value-type="string">
            <text:p>92174809915</text:p>
          </table:table-cell>
          <table:table-cell office:value-type="float" office:value="225203" calcext:value-type="float">
            <text:p>22520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ica Suavinho</text:p>
          </table:table-cell>
          <table:table-cell office:value-type="float" office:value="980016288739486" calcext:value-type="float">
            <text:p>980016288739486</text:p>
          </table:table-cell>
          <table:table-cell office:value-type="string" calcext:value-type="string">
            <text:p>06875644681</text:p>
          </table:table-cell>
          <table:table-cell office:value-type="float" office:value="225124" calcext:value-type="float">
            <text:p>2251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rika Ferreira Miguel de Morais</text:p>
          </table:table-cell>
          <table:table-cell office:value-type="float" office:value="980016281600261" calcext:value-type="float">
            <text:p>980016281600261</text:p>
          </table:table-cell>
          <table:table-cell office:value-type="string" calcext:value-type="string">
            <text:p>05010088614</text:p>
          </table:table-cell>
          <table:table-cell office:value-type="float" office:value="225124" calcext:value-type="float">
            <text:p>2251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vandro Batista Nunes</text:p>
          </table:table-cell>
          <table:table-cell office:value-type="float" office:value="980016286205719" calcext:value-type="float">
            <text:p>980016286205719</text:p>
          </table:table-cell>
          <table:table-cell office:value-type="string" calcext:value-type="string">
            <text:p>07953319675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abiana Simoes Batista</text:p>
          </table:table-cell>
          <table:table-cell office:value-type="float" office:value="980016281583804" calcext:value-type="float">
            <text:p>980016281583804</text:p>
          </table:table-cell>
          <table:table-cell office:value-type="string" calcext:value-type="string">
            <text:p>03570491609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austo Rodrigues Junior</text:p>
          </table:table-cell>
          <table:table-cell office:value-type="float" office:value="170589678710008" calcext:value-type="float">
            <text:p>170589678710008</text:p>
          </table:table-cell>
          <table:table-cell office:value-type="string" calcext:value-type="string">
            <text:p>59205784672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Felipe Azevedo Mendes de Oliveira</text:p>
          </table:table-cell>
          <table:table-cell office:value-type="float" office:value="980016295748169" calcext:value-type="float">
            <text:p>980016295748169</text:p>
          </table:table-cell>
          <table:table-cell office:value-type="string" calcext:value-type="string">
            <text:p>31603514830</text:p>
          </table:table-cell>
          <table:table-cell office:value-type="float" office:value="225295" calcext:value-type="float">
            <text:p>22529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ernanda Pauro Cecilio</text:p>
          </table:table-cell>
          <table:table-cell office:value-type="float" office:value="704107125155177" calcext:value-type="float">
            <text:p>704107125155177</text:p>
          </table:table-cell>
          <table:table-cell office:value-type="string" calcext:value-type="string">
            <text:p>01222505673</text:p>
          </table:table-cell>
          <table:table-cell office:value-type="float" office:value="225250" calcext:value-type="float">
            <text:p>2252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ernanda Porto Doca</text:p>
          </table:table-cell>
          <table:table-cell office:value-type="float" office:value="700000112253703" calcext:value-type="float">
            <text:p>700000112253703</text:p>
          </table:table-cell>
          <table:table-cell office:value-type="string" calcext:value-type="string">
            <text:p>09719883669</text:p>
          </table:table-cell>
          <table:table-cell office:value-type="float" office:value="225151" calcext:value-type="float">
            <text:p>22515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ernanda Ribeiro de Paula</text:p>
          </table:table-cell>
          <table:table-cell office:value-type="float" office:value="704100787671580" calcext:value-type="float">
            <text:p>704100787671580</text:p>
          </table:table-cell>
          <table:table-cell office:value-type="string" calcext:value-type="string">
            <text:p>10358895600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ernando Mattar Accetti</text:p>
          </table:table-cell>
          <table:table-cell office:value-type="float" office:value="701206053791815" calcext:value-type="float">
            <text:p>701206053791815</text:p>
          </table:table-cell>
          <table:table-cell office:value-type="string" calcext:value-type="string">
            <text:p>01188339605</text:p>
          </table:table-cell>
          <table:table-cell office:value-type="float" office:value="225180" calcext:value-type="float">
            <text:p>22518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ilipe Daniel Martins da Costa</text:p>
          </table:table-cell>
          <table:table-cell office:value-type="float" office:value="701403647344531" calcext:value-type="float">
            <text:p>701403647344531</text:p>
          </table:table-cell>
          <table:table-cell office:value-type="string" calcext:value-type="string">
            <text:p>10911834656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lavia Souza Fernandes Pereira</text:p>
          </table:table-cell>
          <table:table-cell office:value-type="float" office:value="980016289100861" calcext:value-type="float">
            <text:p>980016289100861</text:p>
          </table:table-cell>
          <table:table-cell office:value-type="string" calcext:value-type="string">
            <text:p>05759842609</text:p>
          </table:table-cell>
          <table:table-cell office:value-type="float" office:value="225124" calcext:value-type="float">
            <text:p>22512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Flavio de Souza Lima</text:p>
          </table:table-cell>
          <table:table-cell office:value-type="float" office:value="705802469124830" calcext:value-type="float">
            <text:p>705802469124830</text:p>
          </table:table-cell>
          <table:table-cell office:value-type="string" calcext:value-type="string">
            <text:p>01364619644</text:p>
          </table:table-cell>
          <table:table-cell office:value-type="float" office:value="225270" calcext:value-type="float">
            <text:p>22527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lavio Malaquias Amancio</text:p>
          </table:table-cell>
          <table:table-cell office:value-type="float" office:value="708908735800110" calcext:value-type="float">
            <text:p>708908735800110</text:p>
          </table:table-cell>
          <table:table-cell office:value-type="string" calcext:value-type="string">
            <text:p>04446800639</text:p>
          </table:table-cell>
          <table:table-cell office:value-type="float" office:value="225225" calcext:value-type="float">
            <text:p>22522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lorenca Neves Copati</text:p>
          </table:table-cell>
          <table:table-cell office:value-type="float" office:value="707406007467277" calcext:value-type="float">
            <text:p>707406007467277</text:p>
          </table:table-cell>
          <table:table-cell office:value-type="string" calcext:value-type="string">
            <text:p>05223525612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loriano Vieira Junyor</text:p>
          </table:table-cell>
          <table:table-cell office:value-type="float" office:value="980016281569313" calcext:value-type="float">
            <text:p>980016281569313</text:p>
          </table:table-cell>
          <table:table-cell office:value-type="string" calcext:value-type="string">
            <text:p>04111155618</text:p>
          </table:table-cell>
          <table:table-cell office:value-type="float" office:value="225203" calcext:value-type="float">
            <text:p>22520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ranya de Freitas Bastos</text:p>
          </table:table-cell>
          <table:table-cell office:value-type="float" office:value="170535154680009" calcext:value-type="float">
            <text:p>170535154680009</text:p>
          </table:table-cell>
          <table:table-cell office:value-type="string" calcext:value-type="string">
            <text:p>49356453187</text:p>
          </table:table-cell>
          <table:table-cell office:value-type="float" office:value="225320" calcext:value-type="float">
            <text:p>22532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briel Domingues Costa</text:p>
          </table:table-cell>
          <table:table-cell office:value-type="float" office:value="700503176031351" calcext:value-type="float">
            <text:p>700503176031351</text:p>
          </table:table-cell>
          <table:table-cell office:value-type="string" calcext:value-type="string">
            <text:p>09457761600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eisa Mara da Silva</text:p>
          </table:table-cell>
          <table:table-cell office:value-type="float" office:value="980016286735068" calcext:value-type="float">
            <text:p>980016286735068</text:p>
          </table:table-cell>
          <table:table-cell office:value-type="string" calcext:value-type="string">
            <text:p>15341922808</text:p>
          </table:table-cell>
          <table:table-cell office:value-type="float" office:value="225250" calcext:value-type="float">
            <text:p>22525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etulio Andrade Ferreira</text:p>
          </table:table-cell>
          <table:table-cell office:value-type="float" office:value="702302155896318" calcext:value-type="float">
            <text:p>702302155896318</text:p>
          </table:table-cell>
          <table:table-cell office:value-type="string" calcext:value-type="string">
            <text:p>11262998638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isela Matos Franco</text:p>
          </table:table-cell>
          <table:table-cell office:value-type="float" office:value="700505594272259" calcext:value-type="float">
            <text:p>700505594272259</text:p>
          </table:table-cell>
          <table:table-cell office:value-type="string" calcext:value-type="string">
            <text:p>73608564187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izele Fernanda Hank Vilarino</text:p>
          </table:table-cell>
          <table:table-cell office:value-type="float" office:value="706009356437444" calcext:value-type="float">
            <text:p>706009356437444</text:p>
          </table:table-cell>
          <table:table-cell office:value-type="string" calcext:value-type="string">
            <text:p>29278421839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Glauber Araujo Oliveira</text:p>
          </table:table-cell>
          <table:table-cell office:value-type="float" office:value="980016296666573" calcext:value-type="float">
            <text:p>980016296666573</text:p>
          </table:table-cell>
          <table:table-cell office:value-type="string" calcext:value-type="string">
            <text:p>09012412617</text:p>
          </table:table-cell>
          <table:table-cell office:value-type="float" office:value="225270" calcext:value-type="float">
            <text:p>2252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leyde Abadia Martins</text:p>
          </table:table-cell>
          <table:table-cell office:value-type="float" office:value="980016285828372" calcext:value-type="float">
            <text:p>980016285828372</text:p>
          </table:table-cell>
          <table:table-cell office:value-type="string" calcext:value-type="string">
            <text:p>06422173601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Graciele Barbosa Noronha</text:p>
          </table:table-cell>
          <table:table-cell office:value-type="float" office:value="706408673473187" calcext:value-type="float">
            <text:p>706408673473187</text:p>
          </table:table-cell>
          <table:table-cell office:value-type="string" calcext:value-type="string">
            <text:p>05469523640</text:p>
          </table:table-cell>
          <table:table-cell office:value-type="float" office:value="225250" calcext:value-type="float">
            <text:p>2252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razielle Cezarine Montes Barbosa</text:p>
          </table:table-cell>
          <table:table-cell office:value-type="float" office:value="700501599688255" calcext:value-type="float">
            <text:p>700501599688255</text:p>
          </table:table-cell>
          <table:table-cell office:value-type="string" calcext:value-type="string">
            <text:p>07598951632</text:p>
          </table:table-cell>
          <table:table-cell office:value-type="float" office:value="225250" calcext:value-type="float">
            <text:p>22525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Guilherme Antonio Martins Boareto</text:p>
          </table:table-cell>
          <table:table-cell office:value-type="float" office:value="980016285829921" calcext:value-type="float">
            <text:p>980016285829921</text:p>
          </table:table-cell>
          <table:table-cell office:value-type="string" calcext:value-type="string">
            <text:p>05011126692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uilherme de Assis Barbosa</text:p>
          </table:table-cell>
          <table:table-cell office:value-type="float" office:value="700501594154651" calcext:value-type="float">
            <text:p>700501594154651</text:p>
          </table:table-cell>
          <table:table-cell office:value-type="string" calcext:value-type="string">
            <text:p>06117338627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uilherme Henrique de Faria Alves</text:p>
          </table:table-cell>
          <table:table-cell office:value-type="float" office:value="706305731009970" calcext:value-type="float">
            <text:p>706305731009970</text:p>
          </table:table-cell>
          <table:table-cell office:value-type="string" calcext:value-type="string">
            <text:p>11705937632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uilherme Martins Fernandes</text:p>
          </table:table-cell>
          <table:table-cell office:value-type="float" office:value="704306522973191" calcext:value-type="float">
            <text:p>704306522973191</text:p>
          </table:table-cell>
          <table:table-cell office:value-type="string" calcext:value-type="string">
            <text:p>09754262659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Gustavo Pafume de Sa</text:p>
          </table:table-cell>
          <table:table-cell office:value-type="float" office:value="701403641664437" calcext:value-type="float">
            <text:p>701403641664437</text:p>
          </table:table-cell>
          <table:table-cell office:value-type="string" calcext:value-type="string">
            <text:p>09156533624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usttavo Cardoso Queiroz</text:p>
          </table:table-cell>
          <table:table-cell office:value-type="float" office:value="703209634250898" calcext:value-type="float">
            <text:p>703209634250898</text:p>
          </table:table-cell>
          <table:table-cell office:value-type="string" calcext:value-type="string">
            <text:p>06610551677</text:p>
          </table:table-cell>
          <table:table-cell office:value-type="float" office:value="225250" calcext:value-type="float">
            <text:p>22525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eloisa Miranda Khabbaz Lemos</text:p>
          </table:table-cell>
          <table:table-cell office:value-type="float" office:value="980016277622248" calcext:value-type="float">
            <text:p>980016277622248</text:p>
          </table:table-cell>
          <table:table-cell office:value-type="string" calcext:value-type="string">
            <text:p>03302238606</text:p>
          </table:table-cell>
          <table:table-cell office:value-type="float" office:value="225124" calcext:value-type="float">
            <text:p>22512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eloisa Ribeiro Hubaide</text:p>
          </table:table-cell>
          <table:table-cell office:value-type="float" office:value="980016289824908" calcext:value-type="float">
            <text:p>980016289824908</text:p>
          </table:table-cell>
          <table:table-cell office:value-type="string" calcext:value-type="string">
            <text:p>51153840600</text:p>
          </table:table-cell>
          <table:table-cell office:value-type="float" office:value="225320" calcext:value-type="float">
            <text:p>22532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enrique Campos Veloso</text:p>
          </table:table-cell>
          <table:table-cell office:value-type="float" office:value="700208422531324" calcext:value-type="float">
            <text:p>700208422531324</text:p>
          </table:table-cell>
          <table:table-cell office:value-type="string" calcext:value-type="string">
            <text:p>77666127634</text:p>
          </table:table-cell>
          <table:table-cell office:value-type="float" office:value="225270" calcext:value-type="float">
            <text:p>22527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ernane de Freitas Oliveira</text:p>
          </table:table-cell>
          <table:table-cell office:value-type="float" office:value="700009854799209" calcext:value-type="float">
            <text:p>700009854799209</text:p>
          </table:table-cell>
          <table:table-cell office:value-type="string" calcext:value-type="string">
            <text:p>04957480648</text:p>
          </table:table-cell>
          <table:table-cell office:value-type="float" office:value="225151" calcext:value-type="float">
            <text:p>225151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delizia Martins Pereira</text:p>
          </table:table-cell>
          <table:table-cell office:value-type="float" office:value="980016283065886" calcext:value-type="float">
            <text:p>980016283065886</text:p>
          </table:table-cell>
          <table:table-cell office:value-type="string" calcext:value-type="string">
            <text:p>05955456619</text:p>
          </table:table-cell>
          <table:table-cell office:value-type="float" office:value="225124" calcext:value-type="float">
            <text:p>2251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gor Severino Macedo</text:p>
          </table:table-cell>
          <table:table-cell office:value-type="float" office:value="980016288928858" calcext:value-type="float">
            <text:p>980016288928858</text:p>
          </table:table-cell>
          <table:table-cell office:value-type="string" calcext:value-type="string">
            <text:p>06705601620</text:p>
          </table:table-cell>
          <table:table-cell office:value-type="float" office:value="225270" calcext:value-type="float">
            <text:p>22527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sabela Rezende Barros</text:p>
          </table:table-cell>
          <table:table-cell office:value-type="float" office:value="704806056658546" calcext:value-type="float">
            <text:p>704806056658546</text:p>
          </table:table-cell>
          <table:table-cell office:value-type="string" calcext:value-type="string">
            <text:p>08942254640</text:p>
          </table:table-cell>
          <table:table-cell office:value-type="float" office:value="225250" calcext:value-type="float">
            <text:p>2252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sabella Galvao Andrade</text:p>
          </table:table-cell>
          <table:table-cell office:value-type="float" office:value="980016297463552" calcext:value-type="float">
            <text:p>980016297463552</text:p>
          </table:table-cell>
          <table:table-cell office:value-type="string" calcext:value-type="string">
            <text:p>08258533622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tamar Carvalho de Azambuja Neto</text:p>
          </table:table-cell>
          <table:table-cell office:value-type="float" office:value="706304781885676" calcext:value-type="float">
            <text:p>706304781885676</text:p>
          </table:table-cell>
          <table:table-cell office:value-type="string" calcext:value-type="string">
            <text:p>09539443601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alysmarden Oliveira Botelho</text:p>
          </table:table-cell>
          <table:table-cell office:value-type="float" office:value="700607996584965" calcext:value-type="float">
            <text:p>700607996584965</text:p>
          </table:table-cell>
          <table:table-cell office:value-type="string" calcext:value-type="string">
            <text:p>10520283651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Jan Jesse Garcia Pontes</text:p>
          </table:table-cell>
          <table:table-cell office:value-type="float" office:value="709608664594573" calcext:value-type="float">
            <text:p>709608664594573</text:p>
          </table:table-cell>
          <table:table-cell office:value-type="string" calcext:value-type="string">
            <text:p>03601457601</text:p>
          </table:table-cell>
          <table:table-cell office:value-type="float" office:value="225150" calcext:value-type="float">
            <text:p>2251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Janaina Borges da Silva</text:p>
          </table:table-cell>
          <table:table-cell office:value-type="float" office:value="980016283006383" calcext:value-type="float">
            <text:p>980016283006383</text:p>
          </table:table-cell>
          <table:table-cell office:value-type="string" calcext:value-type="string">
            <text:p>98480588187</text:p>
          </table:table-cell>
          <table:table-cell office:value-type="float" office:value="225250" calcext:value-type="float">
            <text:p>22525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Janaina da Silva Domingues</text:p>
          </table:table-cell>
          <table:table-cell office:value-type="float" office:value="980016293631892" calcext:value-type="float">
            <text:p>980016293631892</text:p>
          </table:table-cell>
          <table:table-cell office:value-type="string" calcext:value-type="string">
            <text:p>05555916620</text:p>
          </table:table-cell>
          <table:table-cell office:value-type="float" office:value="225250" calcext:value-type="float">
            <text:p>2252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ander Massuda Hipolito</text:p>
          </table:table-cell>
          <table:table-cell office:value-type="float" office:value="700005857985808" calcext:value-type="float">
            <text:p>700005857985808</text:p>
          </table:table-cell>
          <table:table-cell office:value-type="string" calcext:value-type="string">
            <text:p>01341735621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Joao Paulo Martins Campos</text:p>
          </table:table-cell>
          <table:table-cell office:value-type="float" office:value="705106846887940" calcext:value-type="float">
            <text:p>705106846887940</text:p>
          </table:table-cell>
          <table:table-cell office:value-type="string" calcext:value-type="string">
            <text:p>08022308650</text:p>
          </table:table-cell>
          <table:table-cell office:value-type="float" office:value="225203" calcext:value-type="float">
            <text:p>22520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Joao Ribeiro de Mattos Neto</text:p>
          </table:table-cell>
          <table:table-cell office:value-type="float" office:value="707806612986519" calcext:value-type="float">
            <text:p>707806612986519</text:p>
          </table:table-cell>
          <table:table-cell office:value-type="string" calcext:value-type="string">
            <text:p>31085622827</text:p>
          </table:table-cell>
          <table:table-cell office:value-type="float" office:value="225120" calcext:value-type="float">
            <text:p>22512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bson de Oliveira Aires</text:p>
          </table:table-cell>
          <table:table-cell office:value-type="float" office:value="705806496946831" calcext:value-type="float">
            <text:p>705806496946831</text:p>
          </table:table-cell>
          <table:table-cell office:value-type="string" calcext:value-type="string">
            <text:p>00168932121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ORGE FERNANDO MAMEDE MOREIRA</text:p>
          </table:table-cell>
          <table:table-cell office:value-type="float" office:value="708406238927964" calcext:value-type="float">
            <text:p>708406238927964</text:p>
          </table:table-cell>
          <table:table-cell office:value-type="string" calcext:value-type="string">
            <text:p>75649233691</text:p>
          </table:table-cell>
          <table:table-cell office:value-type="float" office:value="225240" calcext:value-type="float">
            <text:p>22524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ose Alfredo Borges da Cunha</text:p>
          </table:table-cell>
          <table:table-cell office:value-type="float" office:value="108284613060001" calcext:value-type="float">
            <text:p>108284613060001</text:p>
          </table:table-cell>
          <table:table-cell office:value-type="string" calcext:value-type="string">
            <text:p>13872060600</text:p>
          </table:table-cell>
          <table:table-cell office:value-type="float" office:value="225124" calcext:value-type="float">
            <text:p>2251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Jose Andre Nascimento Fonseca</text:p>
          </table:table-cell>
          <table:table-cell office:value-type="float" office:value="201562535200003" calcext:value-type="float">
            <text:p>201562535200003</text:p>
          </table:table-cell>
          <table:table-cell office:value-type="string" calcext:value-type="string">
            <text:p>95220577620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Jose Henrique de Andrade</text:p>
          </table:table-cell>
          <table:table-cell office:value-type="float" office:value="700202960635224" calcext:value-type="float">
            <text:p>700202960635224</text:p>
          </table:table-cell>
          <table:table-cell office:value-type="string" calcext:value-type="string">
            <text:p>31152780808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Jose Roberto Andrade</text:p>
          </table:table-cell>
          <table:table-cell office:value-type="float" office:value="708605024677689" calcext:value-type="float">
            <text:p>708605024677689</text:p>
          </table:table-cell>
          <table:table-cell office:value-type="string" calcext:value-type="string">
            <text:p>21167125649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Julia Gerchon</text:p>
          </table:table-cell>
          <table:table-cell office:value-type="float" office:value="980016281563447" calcext:value-type="float">
            <text:p>980016281563447</text:p>
          </table:table-cell>
          <table:table-cell office:value-type="string" calcext:value-type="string">
            <text:p>05419686619</text:p>
          </table:table-cell>
          <table:table-cell office:value-type="float" office:value="225124" calcext:value-type="float">
            <text:p>22512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Juliana Gomes Bordon</text:p>
          </table:table-cell>
          <table:table-cell office:value-type="float" office:value="980016277053472" calcext:value-type="float">
            <text:p>980016277053472</text:p>
          </table:table-cell>
          <table:table-cell office:value-type="string" calcext:value-type="string">
            <text:p>25963484898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Juliana Samora dos Santos</text:p>
          </table:table-cell>
          <table:table-cell office:value-type="float" office:value="980016293722146" calcext:value-type="float">
            <text:p>980016293722146</text:p>
          </table:table-cell>
          <table:table-cell office:value-type="string" calcext:value-type="string">
            <text:p>08315144693</text:p>
          </table:table-cell>
          <table:table-cell office:value-type="float" office:value="225250" calcext:value-type="float">
            <text:p>22525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JULIANNE GUALBERTO HOMMERS MAIA</text:p>
          </table:table-cell>
          <table:table-cell office:value-type="float" office:value="704508371348617" calcext:value-type="float">
            <text:p>704508371348617</text:p>
          </table:table-cell>
          <table:table-cell office:value-type="string" calcext:value-type="string">
            <text:p>02636731385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Juliano Campos Goncalves</text:p>
          </table:table-cell>
          <table:table-cell office:value-type="float" office:value="980016284847217" calcext:value-type="float">
            <text:p>980016284847217</text:p>
          </table:table-cell>
          <table:table-cell office:value-type="string" calcext:value-type="string">
            <text:p>04938985659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Juliano Tannus Alves</text:p>
          </table:table-cell>
          <table:table-cell office:value-type="float" office:value="980016284779289" calcext:value-type="float">
            <text:p>980016284779289</text:p>
          </table:table-cell>
          <table:table-cell office:value-type="string" calcext:value-type="string">
            <text:p>03262590665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Julio Cesar Assuncao Batista</text:p>
          </table:table-cell>
          <table:table-cell office:value-type="float" office:value="709003824142110" calcext:value-type="float">
            <text:p>709003824142110</text:p>
          </table:table-cell>
          <table:table-cell office:value-type="string" calcext:value-type="string">
            <text:p>01307502636</text:p>
          </table:table-cell>
          <table:table-cell office:value-type="float" office:value="225151" calcext:value-type="float">
            <text:p>22515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Julio Cesar Luz Santos</text:p>
          </table:table-cell>
          <table:table-cell office:value-type="float" office:value="980016284565033" calcext:value-type="float">
            <text:p>980016284565033</text:p>
          </table:table-cell>
          <table:table-cell office:value-type="string" calcext:value-type="string">
            <text:p>32564179819</text:p>
          </table:table-cell>
          <table:table-cell office:value-type="float" office:value="225151" calcext:value-type="float">
            <text:p>22515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Jussara Marques Ferreira Zuza Vieira</text:p>
          </table:table-cell>
          <table:table-cell office:value-type="float" office:value="980016282337416" calcext:value-type="float">
            <text:p>980016282337416</text:p>
          </table:table-cell>
          <table:table-cell office:value-type="string" calcext:value-type="string">
            <text:p>05179969603</text:p>
          </table:table-cell>
          <table:table-cell office:value-type="float" office:value="225124" calcext:value-type="float">
            <text:p>22512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Karine Aparecida Gomes Medeiros</text:p>
          </table:table-cell>
          <table:table-cell office:value-type="float" office:value="980016295065177" calcext:value-type="float">
            <text:p>980016295065177</text:p>
          </table:table-cell>
          <table:table-cell office:value-type="string" calcext:value-type="string">
            <text:p>06875659603</text:p>
          </table:table-cell>
          <table:table-cell office:value-type="float" office:value="225125" calcext:value-type="float">
            <text:p>225125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arla Carlos Freitas Barbosa</text:p>
          </table:table-cell>
          <table:table-cell office:value-type="float" office:value="980016294462199" calcext:value-type="float">
            <text:p>980016294462199</text:p>
          </table:table-cell>
          <table:table-cell office:value-type="string" calcext:value-type="string">
            <text:p>06852728692</text:p>
          </table:table-cell>
          <table:table-cell office:value-type="float" office:value="225320" calcext:value-type="float">
            <text:p>2253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Keila Moreira Ribeiro</text:p>
          </table:table-cell>
          <table:table-cell office:value-type="float" office:value="700505166446054" calcext:value-type="float">
            <text:p>700505166446054</text:p>
          </table:table-cell>
          <table:table-cell office:value-type="string" calcext:value-type="string">
            <text:p>09898761601</text:p>
          </table:table-cell>
          <table:table-cell office:value-type="float" office:value="225225" calcext:value-type="float">
            <text:p>22522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KELLY MARTINS KAWAKAMI</text:p>
          </table:table-cell>
          <table:table-cell office:value-type="float" office:value="704208237917087" calcext:value-type="float">
            <text:p>704208237917087</text:p>
          </table:table-cell>
          <table:table-cell office:value-type="string" calcext:value-type="string">
            <text:p>41921394803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eyla Goncalves Vieira Ruzi</text:p>
          </table:table-cell>
          <table:table-cell office:value-type="float" office:value="207283183200005" calcext:value-type="float">
            <text:p>207283183200005</text:p>
          </table:table-cell>
          <table:table-cell office:value-type="string" calcext:value-type="string">
            <text:p>01245908618</text:p>
          </table:table-cell>
          <table:table-cell office:value-type="float" office:value="225250" calcext:value-type="float">
            <text:p>225250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ais Antonina Ribeiro Elias</text:p>
          </table:table-cell>
          <table:table-cell office:value-type="float" office:value="708606066062985" calcext:value-type="float">
            <text:p>708606066062985</text:p>
          </table:table-cell>
          <table:table-cell office:value-type="string" calcext:value-type="string">
            <text:p>69585156172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ara Marcia Caetano Borges</text:p>
          </table:table-cell>
          <table:table-cell office:value-type="float" office:value="707705622019910" calcext:value-type="float">
            <text:p>707705622019910</text:p>
          </table:table-cell>
          <table:table-cell office:value-type="string" calcext:value-type="string">
            <text:p>05502871673</text:p>
          </table:table-cell>
          <table:table-cell office:value-type="float" office:value="225150" calcext:value-type="float">
            <text:p>22515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Larissa Codo Dias</text:p>
          </table:table-cell>
          <table:table-cell office:value-type="float" office:value="705407448192193" calcext:value-type="float">
            <text:p>705407448192193</text:p>
          </table:table-cell>
          <table:table-cell office:value-type="string" calcext:value-type="string">
            <text:p>37047500855</text:p>
          </table:table-cell>
          <table:table-cell office:value-type="float" office:value="225250" calcext:value-type="float">
            <text:p>22525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Larissa Cristina Nascimento</text:p>
          </table:table-cell>
          <table:table-cell office:value-type="float" office:value="980016293721425" calcext:value-type="float">
            <text:p>980016293721425</text:p>
          </table:table-cell>
          <table:table-cell office:value-type="string" calcext:value-type="string">
            <text:p>07903186604</text:p>
          </table:table-cell>
          <table:table-cell office:value-type="float" office:value="225124" calcext:value-type="float">
            <text:p>22512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arissa de Oliveira Freitas</text:p>
          </table:table-cell>
          <table:table-cell office:value-type="float" office:value="701002884935293" calcext:value-type="float">
            <text:p>701002884935293</text:p>
          </table:table-cell>
          <table:table-cell office:value-type="string" calcext:value-type="string">
            <text:p>01015797130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eandro Augusto Bragante</text:p>
          </table:table-cell>
          <table:table-cell office:value-type="float" office:value="980016280621451" calcext:value-type="float">
            <text:p>980016280621451</text:p>
          </table:table-cell>
          <table:table-cell office:value-type="string" calcext:value-type="string">
            <text:p>01338907670</text:p>
          </table:table-cell>
          <table:table-cell office:value-type="float" office:value="225270" calcext:value-type="float">
            <text:p>22527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Leandro Guilherme Resende de Oliveira</text:p>
          </table:table-cell>
          <table:table-cell office:value-type="float" office:value="706203517485960" calcext:value-type="float">
            <text:p>706203517485960</text:p>
          </table:table-cell>
          <table:table-cell office:value-type="string" calcext:value-type="string">
            <text:p>04580685601</text:p>
          </table:table-cell>
          <table:table-cell office:value-type="float" office:value="225250" calcext:value-type="float">
            <text:p>225250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eilane Araujo Vasconcelos</text:p>
          </table:table-cell>
          <table:table-cell office:value-type="float" office:value="980016289991952" calcext:value-type="float">
            <text:p>980016289991952</text:p>
          </table:table-cell>
          <table:table-cell office:value-type="string" calcext:value-type="string">
            <text:p>06562702682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Leonardo Augusto Dias Nascimento</text:p>
          </table:table-cell>
          <table:table-cell office:value-type="float" office:value="702203180444710" calcext:value-type="float">
            <text:p>702203180444710</text:p>
          </table:table-cell>
          <table:table-cell office:value-type="string" calcext:value-type="string">
            <text:p>06159806602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eonardo Carvalho da Rocha</text:p>
          </table:table-cell>
          <table:table-cell office:value-type="float" office:value="704607134622322" calcext:value-type="float">
            <text:p>704607134622322</text:p>
          </table:table-cell>
          <table:table-cell office:value-type="string" calcext:value-type="string">
            <text:p>00608154695</text:p>
          </table:table-cell>
          <table:table-cell office:value-type="float" office:value="225151" calcext:value-type="float">
            <text:p>22515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eonardo Goncalves de Abreu</text:p>
          </table:table-cell>
          <table:table-cell office:value-type="float" office:value="122195844710009" calcext:value-type="float">
            <text:p>122195844710009</text:p>
          </table:table-cell>
          <table:table-cell office:value-type="string" calcext:value-type="string">
            <text:p>26450500697</text:p>
          </table:table-cell>
          <table:table-cell office:value-type="float" office:value="225120" calcext:value-type="float">
            <text:p>2251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eonardo Pinder Fontes</text:p>
          </table:table-cell>
          <table:table-cell office:value-type="float" office:value="980016279914467" calcext:value-type="float">
            <text:p>980016279914467</text:p>
          </table:table-cell>
          <table:table-cell office:value-type="string" calcext:value-type="string">
            <text:p>21869678800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eonardo Santos Tiburcio da Costa</text:p>
          </table:table-cell>
          <table:table-cell office:value-type="float" office:value="980016281675814" calcext:value-type="float">
            <text:p>980016281675814</text:p>
          </table:table-cell>
          <table:table-cell office:value-type="string" calcext:value-type="string">
            <text:p>00838792421</text:p>
          </table:table-cell>
          <table:table-cell office:value-type="float" office:value="225225" calcext:value-type="float">
            <text:p>22522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eonardo Tadeu Martins de Paiva</text:p>
          </table:table-cell>
          <table:table-cell office:value-type="float" office:value="980016293713759" calcext:value-type="float">
            <text:p>980016293713759</text:p>
          </table:table-cell>
          <table:table-cell office:value-type="string" calcext:value-type="string">
            <text:p>04275459601</text:p>
          </table:table-cell>
          <table:table-cell office:value-type="float" office:value="223208" calcext:value-type="float">
            <text:p>223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onardo Teixeira de Melo</text:p>
          </table:table-cell>
          <table:table-cell office:value-type="float" office:value="701401604835035" calcext:value-type="float">
            <text:p>701401604835035</text:p>
          </table:table-cell>
          <table:table-cell office:value-type="string" calcext:value-type="string">
            <text:p>06186806677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eticia Bernal Ribeiro Sorna</text:p>
          </table:table-cell>
          <table:table-cell office:value-type="float" office:value="980016001780795" calcext:value-type="float">
            <text:p>980016001780795</text:p>
          </table:table-cell>
          <table:table-cell office:value-type="string" calcext:value-type="string">
            <text:p>03662972603</text:p>
          </table:table-cell>
          <table:table-cell office:value-type="float" office:value="225151" calcext:value-type="float">
            <text:p>225151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eticia Eugenia Zumpano</text:p>
          </table:table-cell>
          <table:table-cell office:value-type="float" office:value="702406013429127" calcext:value-type="float">
            <text:p>702406013429127</text:p>
          </table:table-cell>
          <table:table-cell office:value-type="string" calcext:value-type="string">
            <text:p>05224086647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eticia Sanchez Ferreira</text:p>
          </table:table-cell>
          <table:table-cell office:value-type="float" office:value="980016296674118" calcext:value-type="float">
            <text:p>980016296674118</text:p>
          </table:table-cell>
          <table:table-cell office:value-type="string" calcext:value-type="string">
            <text:p>08958701692</text:p>
          </table:table-cell>
          <table:table-cell office:value-type="float" office:value="225250" calcext:value-type="float">
            <text:p>2252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iliane Marques de Pinho Tiago</text:p>
          </table:table-cell>
          <table:table-cell office:value-type="float" office:value="201042099620009" calcext:value-type="float">
            <text:p>201042099620009</text:p>
          </table:table-cell>
          <table:table-cell office:value-type="string" calcext:value-type="string">
            <text:p>37608681187</text:p>
          </table:table-cell>
          <table:table-cell office:value-type="float" office:value="225151" calcext:value-type="float">
            <text:p>225151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via Helena de Aquino</text:p>
          </table:table-cell>
          <table:table-cell office:value-type="float" office:value="980016296159078" calcext:value-type="float">
            <text:p>980016296159078</text:p>
          </table:table-cell>
          <table:table-cell office:value-type="string" calcext:value-type="string">
            <text:p>08630179678</text:p>
          </table:table-cell>
          <table:table-cell office:value-type="float" office:value="225151" calcext:value-type="float">
            <text:p>22515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ivila Mara da Silva</text:p>
          </table:table-cell>
          <table:table-cell office:value-type="float" office:value="703000814591875" calcext:value-type="float">
            <text:p>703000814591875</text:p>
          </table:table-cell>
          <table:table-cell office:value-type="string" calcext:value-type="string">
            <text:p>09205310670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oren Gessica Santos</text:p>
          </table:table-cell>
          <table:table-cell office:value-type="float" office:value="707804632664116" calcext:value-type="float">
            <text:p>707804632664116</text:p>
          </table:table-cell>
          <table:table-cell office:value-type="string" calcext:value-type="string">
            <text:p>03902661160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orena Caroline Lima de Oliveira</text:p>
          </table:table-cell>
          <table:table-cell office:value-type="float" office:value="709204287098036" calcext:value-type="float">
            <text:p>709204287098036</text:p>
          </table:table-cell>
          <table:table-cell office:value-type="string" calcext:value-type="string">
            <text:p>10232561699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uana Renata Viegas Jorge</text:p>
          </table:table-cell>
          <table:table-cell office:value-type="float" office:value="702804113147063" calcext:value-type="float">
            <text:p>702804113147063</text:p>
          </table:table-cell>
          <table:table-cell office:value-type="string" calcext:value-type="string">
            <text:p>08738235676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uanda Calabria</text:p>
          </table:table-cell>
          <table:table-cell office:value-type="float" office:value="980016282354329" calcext:value-type="float">
            <text:p>980016282354329</text:p>
          </table:table-cell>
          <table:table-cell office:value-type="string" calcext:value-type="string">
            <text:p>06902866600</text:p>
          </table:table-cell>
          <table:table-cell office:value-type="float" office:value="225250" calcext:value-type="float">
            <text:p>2252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ucas Eduardo da Fonseca Andrade</text:p>
          </table:table-cell>
          <table:table-cell office:value-type="float" office:value="700509752358659" calcext:value-type="float">
            <text:p>700509752358659</text:p>
          </table:table-cell>
          <table:table-cell office:value-type="string" calcext:value-type="string">
            <text:p>05163576623</text:p>
          </table:table-cell>
          <table:table-cell office:value-type="float" office:value="225151" calcext:value-type="float">
            <text:p>22515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ucas Ferreira Botelho</text:p>
          </table:table-cell>
          <table:table-cell office:value-type="float" office:value="980016288027656" calcext:value-type="float">
            <text:p>980016288027656</text:p>
          </table:table-cell>
          <table:table-cell office:value-type="string" calcext:value-type="string">
            <text:p>07039106639</text:p>
          </table:table-cell>
          <table:table-cell office:value-type="float" office:value="225203" calcext:value-type="float">
            <text:p>22520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ucas Maradei Carneiro de Rezende</text:p>
          </table:table-cell>
          <table:table-cell office:value-type="float" office:value="980016293890618" calcext:value-type="float">
            <text:p>980016293890618</text:p>
          </table:table-cell>
          <table:table-cell office:value-type="string" calcext:value-type="string">
            <text:p>08950604698</text:p>
          </table:table-cell>
          <table:table-cell office:value-type="float" office:value="225280" calcext:value-type="float">
            <text:p>22528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Lucas Sicinato Silva</text:p>
          </table:table-cell>
          <table:table-cell office:value-type="float" office:value="704805011467449" calcext:value-type="float">
            <text:p>704805011467449</text:p>
          </table:table-cell>
          <table:table-cell office:value-type="string" calcext:value-type="string">
            <text:p>11248581644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ucele Matoso Leal</text:p>
          </table:table-cell>
          <table:table-cell office:value-type="float" office:value="131095569860009" calcext:value-type="float">
            <text:p>131095569860009</text:p>
          </table:table-cell>
          <table:table-cell office:value-type="string" calcext:value-type="string">
            <text:p>89485505604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uciana Freitas Queiroz</text:p>
          </table:table-cell>
          <table:table-cell office:value-type="float" office:value="980016284515265" calcext:value-type="float">
            <text:p>980016284515265</text:p>
          </table:table-cell>
          <table:table-cell office:value-type="string" calcext:value-type="string">
            <text:p>05596885630</text:p>
          </table:table-cell>
          <table:table-cell office:value-type="float" office:value="225151" calcext:value-type="float">
            <text:p>225151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uciana Grisielle Camila dos Reis Borges</text:p>
          </table:table-cell>
          <table:table-cell office:value-type="float" office:value="210172218140003" calcext:value-type="float">
            <text:p>210172218140003</text:p>
          </table:table-cell>
          <table:table-cell office:value-type="string" calcext:value-type="string">
            <text:p>05000853660</text:p>
          </table:table-cell>
          <table:table-cell office:value-type="float" office:value="225250" calcext:value-type="float">
            <text:p>22525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uciana Souza Lima</text:p>
          </table:table-cell>
          <table:table-cell office:value-type="float" office:value="708002332928626" calcext:value-type="float">
            <text:p>708002332928626</text:p>
          </table:table-cell>
          <table:table-cell office:value-type="string" calcext:value-type="string">
            <text:p>08816682655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udmyla Duarte Pena</text:p>
          </table:table-cell>
          <table:table-cell office:value-type="float" office:value="708900776756518" calcext:value-type="float">
            <text:p>708900776756518</text:p>
          </table:table-cell>
          <table:table-cell office:value-type="string" calcext:value-type="string">
            <text:p>10405597606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uis Paulo Nunes Caldeira</text:p>
          </table:table-cell>
          <table:table-cell office:value-type="float" office:value="700902910914190" calcext:value-type="float">
            <text:p>700902910914190</text:p>
          </table:table-cell>
          <table:table-cell office:value-type="string" calcext:value-type="string">
            <text:p>08775143640</text:p>
          </table:table-cell>
          <table:table-cell office:value-type="float" office:value="225225" calcext:value-type="float">
            <text:p>22522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uiza Thomaz Araujo</text:p>
          </table:table-cell>
          <table:table-cell office:value-type="float" office:value="700008055513702" calcext:value-type="float">
            <text:p>700008055513702</text:p>
          </table:table-cell>
          <table:table-cell office:value-type="string" calcext:value-type="string">
            <text:p>04319928199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uma Severino Azambuja E Guimaraes</text:p>
          </table:table-cell>
          <table:table-cell office:value-type="float" office:value="980016296665194" calcext:value-type="float">
            <text:p>980016296665194</text:p>
          </table:table-cell>
          <table:table-cell office:value-type="string" calcext:value-type="string">
            <text:p>08548214651</text:p>
          </table:table-cell>
          <table:table-cell office:value-type="float" office:value="225310" calcext:value-type="float">
            <text:p>2253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rcela Souza Carneiro</text:p>
          </table:table-cell>
          <table:table-cell office:value-type="float" office:value="700006233956107" calcext:value-type="float">
            <text:p>700006233956107</text:p>
          </table:table-cell>
          <table:table-cell office:value-type="string" calcext:value-type="string">
            <text:p>01538472635</text:p>
          </table:table-cell>
          <table:table-cell office:value-type="float" office:value="225250" calcext:value-type="float">
            <text:p>2252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rcelo Augusto Faria de Freitas</text:p>
          </table:table-cell>
          <table:table-cell office:value-type="float" office:value="190004655000009" calcext:value-type="float">
            <text:p>190004655000009</text:p>
          </table:table-cell>
          <table:table-cell office:value-type="string" calcext:value-type="string">
            <text:p>00301931682</text:p>
          </table:table-cell>
          <table:table-cell office:value-type="float" office:value="225290" calcext:value-type="float">
            <text:p>22529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arcelo Carvalho Naves</text:p>
          </table:table-cell>
          <table:table-cell office:value-type="float" office:value="980016281764973" calcext:value-type="float">
            <text:p>980016281764973</text:p>
          </table:table-cell>
          <table:table-cell office:value-type="string" calcext:value-type="string">
            <text:p>04809326624</text:p>
          </table:table-cell>
          <table:table-cell office:value-type="float" office:value="225109" calcext:value-type="float">
            <text:p>22510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arcelo Guerra Tannus dos Anjos</text:p>
          </table:table-cell>
          <table:table-cell office:value-type="float" office:value="980016296672271" calcext:value-type="float">
            <text:p>980016296672271</text:p>
          </table:table-cell>
          <table:table-cell office:value-type="string" calcext:value-type="string">
            <text:p>05582114610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arcio Paulo Magalhaes</text:p>
          </table:table-cell>
          <table:table-cell office:value-type="float" office:value="708502343569377" calcext:value-type="float">
            <text:p>708502343569377</text:p>
          </table:table-cell>
          <table:table-cell office:value-type="string" calcext:value-type="string">
            <text:p>04809569608</text:p>
          </table:table-cell>
          <table:table-cell office:value-type="float" office:value="225270" calcext:value-type="float">
            <text:p>22527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arco Aurelio Paula Oliveira Filho</text:p>
          </table:table-cell>
          <table:table-cell office:value-type="float" office:value="708400703775061" calcext:value-type="float">
            <text:p>708400703775061</text:p>
          </table:table-cell>
          <table:table-cell office:value-type="string" calcext:value-type="string">
            <text:p>08689827684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rco Aurelio Santos Soares</text:p>
          </table:table-cell>
          <table:table-cell office:value-type="float" office:value="709006857013819" calcext:value-type="float">
            <text:p>709006857013819</text:p>
          </table:table-cell>
          <table:table-cell office:value-type="string" calcext:value-type="string">
            <text:p>08959511692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arcos Paulo de Souza Carneiro</text:p>
          </table:table-cell>
          <table:table-cell office:value-type="float" office:value="702506291820540" calcext:value-type="float">
            <text:p>702506291820540</text:p>
          </table:table-cell>
          <table:table-cell office:value-type="string" calcext:value-type="string">
            <text:p>01538478676</text:p>
          </table:table-cell>
          <table:table-cell office:value-type="float" office:value="225225" calcext:value-type="float">
            <text:p>22522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ria Aparecida Lima</text:p>
          </table:table-cell>
          <table:table-cell office:value-type="float" office:value="706901156485539" calcext:value-type="float">
            <text:p>706901156485539</text:p>
          </table:table-cell>
          <table:table-cell office:value-type="string" calcext:value-type="string">
            <text:p>72663316687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aria Carolina de Campos Martins</text:p>
          </table:table-cell>
          <table:table-cell office:value-type="float" office:value="980016282263064" calcext:value-type="float">
            <text:p>980016282263064</text:p>
          </table:table-cell>
          <table:table-cell office:value-type="string" calcext:value-type="string">
            <text:p>04785694670</text:p>
          </table:table-cell>
          <table:table-cell office:value-type="float" office:value="225124" calcext:value-type="float">
            <text:p>2251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aria Carolina de Paiva Aguiar</text:p>
          </table:table-cell>
          <table:table-cell office:value-type="float" office:value="980016287283039" calcext:value-type="float">
            <text:p>980016287283039</text:p>
          </table:table-cell>
          <table:table-cell office:value-type="string" calcext:value-type="string">
            <text:p>87933292615</text:p>
          </table:table-cell>
          <table:table-cell office:value-type="float" office:value="225120" calcext:value-type="float">
            <text:p>22512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ria Cristina Marquez Carneiro</text:p>
          </table:table-cell>
          <table:table-cell office:value-type="float" office:value="980016296675912" calcext:value-type="float">
            <text:p>980016296675912</text:p>
          </table:table-cell>
          <table:table-cell office:value-type="string" calcext:value-type="string">
            <text:p>09568201661</text:p>
          </table:table-cell>
          <table:table-cell office:value-type="float" office:value="225124" calcext:value-type="float">
            <text:p>2251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aria Victoria Lopreato Cury</text:p>
          </table:table-cell>
          <table:table-cell office:value-type="float" office:value="700207440259729" calcext:value-type="float">
            <text:p>700207440259729</text:p>
          </table:table-cell>
          <table:table-cell office:value-type="string" calcext:value-type="string">
            <text:p>08839456651</text:p>
          </table:table-cell>
          <table:table-cell office:value-type="float" office:value="225250" calcext:value-type="float">
            <text:p>2252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riana Caldeira Monte</text:p>
          </table:table-cell>
          <table:table-cell office:value-type="float" office:value="980016294350315" calcext:value-type="float">
            <text:p>980016294350315</text:p>
          </table:table-cell>
          <table:table-cell office:value-type="string" calcext:value-type="string">
            <text:p>07628819680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ariana de Almeida Carrijo</text:p>
          </table:table-cell>
          <table:table-cell office:value-type="float" office:value="980016285975243" calcext:value-type="float">
            <text:p>980016285975243</text:p>
          </table:table-cell>
          <table:table-cell office:value-type="string" calcext:value-type="string">
            <text:p>05777133614</text:p>
          </table:table-cell>
          <table:table-cell office:value-type="float" office:value="225124" calcext:value-type="float">
            <text:p>22512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riana Menezes Rios</text:p>
          </table:table-cell>
          <table:table-cell office:value-type="float" office:value="980016297504836" calcext:value-type="float">
            <text:p>980016297504836</text:p>
          </table:table-cell>
          <table:table-cell office:value-type="string" calcext:value-type="string">
            <text:p>09123522640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riana Oliveira Rodrigues</text:p>
          </table:table-cell>
          <table:table-cell office:value-type="float" office:value="980016288282575" calcext:value-type="float">
            <text:p>980016288282575</text:p>
          </table:table-cell>
          <table:table-cell office:value-type="string" calcext:value-type="string">
            <text:p>05191243676</text:p>
          </table:table-cell>
          <table:table-cell office:value-type="float" office:value="225250" calcext:value-type="float">
            <text:p>2252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riane Barbara Ribeiro Borges</text:p>
          </table:table-cell>
          <table:table-cell office:value-type="float" office:value="980016281591173" calcext:value-type="float">
            <text:p>980016281591173</text:p>
          </table:table-cell>
          <table:table-cell office:value-type="string" calcext:value-type="string">
            <text:p>05725716660</text:p>
          </table:table-cell>
          <table:table-cell office:value-type="float" office:value="225250" calcext:value-type="float">
            <text:p>22525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arilia Naves de Oliveira</text:p>
          </table:table-cell>
          <table:table-cell office:value-type="float" office:value="980016293714151" calcext:value-type="float">
            <text:p>980016293714151</text:p>
          </table:table-cell>
          <table:table-cell office:value-type="string" calcext:value-type="string">
            <text:p>01611412692</text:p>
          </table:table-cell>
          <table:table-cell office:value-type="float" office:value="225270" calcext:value-type="float">
            <text:p>22527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arina Alvarenga Rezende Bustamante</text:p>
          </table:table-cell>
          <table:table-cell office:value-type="float" office:value="980016286171016" calcext:value-type="float">
            <text:p>980016286171016</text:p>
          </table:table-cell>
          <table:table-cell office:value-type="string" calcext:value-type="string">
            <text:p>06120653678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rina Alves Faria</text:p>
          </table:table-cell>
          <table:table-cell office:value-type="float" office:value="980016285710363" calcext:value-type="float">
            <text:p>980016285710363</text:p>
          </table:table-cell>
          <table:table-cell office:value-type="string" calcext:value-type="string">
            <text:p>06220284640</text:p>
          </table:table-cell>
          <table:table-cell office:value-type="float" office:value="225151" calcext:value-type="float">
            <text:p>22515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arina Amancio Mateus</text:p>
          </table:table-cell>
          <table:table-cell office:value-type="float" office:value="980016288739508" calcext:value-type="float">
            <text:p>980016288739508</text:p>
          </table:table-cell>
          <table:table-cell office:value-type="string" calcext:value-type="string">
            <text:p>08017165609</text:p>
          </table:table-cell>
          <table:table-cell office:value-type="float" office:value="225151" calcext:value-type="float">
            <text:p>225151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rta Aparecida Franco Souto Severino</text:p>
          </table:table-cell>
          <table:table-cell office:value-type="float" office:value="980016002354528" calcext:value-type="float">
            <text:p>980016002354528</text:p>
          </table:table-cell>
          <table:table-cell office:value-type="string" calcext:value-type="string">
            <text:p>03493335806</text:p>
          </table:table-cell>
          <table:table-cell office:value-type="float" office:value="225151" calcext:value-type="float">
            <text:p>22515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atheus Rocha Mendonca</text:p>
          </table:table-cell>
          <table:table-cell office:value-type="float" office:value="700305901925531" calcext:value-type="float">
            <text:p>700305901925531</text:p>
          </table:table-cell>
          <table:table-cell office:value-type="string" calcext:value-type="string">
            <text:p>09949626650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theus Teodoro de Queiroz</text:p>
          </table:table-cell>
          <table:table-cell office:value-type="float" office:value="980016289158029" calcext:value-type="float">
            <text:p>980016289158029</text:p>
          </table:table-cell>
          <table:table-cell office:value-type="string" calcext:value-type="string">
            <text:p>06587341640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YARA FERREIRA BIASI</text:p>
          </table:table-cell>
          <table:table-cell office:value-type="float" office:value="709800030566291" calcext:value-type="float">
            <text:p>709800030566291</text:p>
          </table:table-cell>
          <table:table-cell office:value-type="string" calcext:value-type="string">
            <text:p>10526444657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elina Fayad Vieira</text:p>
          </table:table-cell>
          <table:table-cell office:value-type="float" office:value="708402746359967" calcext:value-type="float">
            <text:p>708402746359967</text:p>
          </table:table-cell>
          <table:table-cell office:value-type="string" calcext:value-type="string">
            <text:p>07501171688</text:p>
          </table:table-cell>
          <table:table-cell office:value-type="float" office:value="225124" calcext:value-type="float">
            <text:p>2251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elissa Povoa de Carvalho</text:p>
          </table:table-cell>
          <table:table-cell office:value-type="float" office:value="204321501660007" calcext:value-type="float">
            <text:p>204321501660007</text:p>
          </table:table-cell>
          <table:table-cell office:value-type="string" calcext:value-type="string">
            <text:p>03832930655</text:p>
          </table:table-cell>
          <table:table-cell office:value-type="float" office:value="225151" calcext:value-type="float">
            <text:p>225151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harcony Moreira da Silva Junior</text:p>
          </table:table-cell>
          <table:table-cell office:value-type="float" office:value="980016278140891" calcext:value-type="float">
            <text:p>980016278140891</text:p>
          </table:table-cell>
          <table:table-cell office:value-type="string" calcext:value-type="string">
            <text:p>05227723664</text:p>
          </table:table-cell>
          <table:table-cell office:value-type="float" office:value="225270" calcext:value-type="float">
            <text:p>22527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chelle Juliana Magalhaes</text:p>
          </table:table-cell>
          <table:table-cell office:value-type="float" office:value="980016280663952" calcext:value-type="float">
            <text:p>980016280663952</text:p>
          </table:table-cell>
          <table:table-cell office:value-type="string" calcext:value-type="string">
            <text:p>04042510647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oacyr Pereira de Vasconcellos</text:p>
          </table:table-cell>
          <table:table-cell office:value-type="float" office:value="170247936840007" calcext:value-type="float">
            <text:p>170247936840007</text:p>
          </table:table-cell>
          <table:table-cell office:value-type="string" calcext:value-type="string">
            <text:p>39869768687</text:p>
          </table:table-cell>
          <table:table-cell office:value-type="float" office:value="225320" calcext:value-type="float">
            <text:p>2253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nalise Rodrigues Siracava</text:p>
          </table:table-cell>
          <table:table-cell office:value-type="float" office:value="708500376429378" calcext:value-type="float">
            <text:p>708500376429378</text:p>
          </table:table-cell>
          <table:table-cell office:value-type="string" calcext:value-type="string">
            <text:p>10050192663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onica Manini da Silva</text:p>
          </table:table-cell>
          <table:table-cell office:value-type="float" office:value="980016293010375" calcext:value-type="float">
            <text:p>980016293010375</text:p>
          </table:table-cell>
          <table:table-cell office:value-type="string" calcext:value-type="string">
            <text:p>22277586862</text:p>
          </table:table-cell>
          <table:table-cell office:value-type="float" office:value="225185" calcext:value-type="float">
            <text:p>22518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ylena Novais Costa Lopes</text:p>
          </table:table-cell>
          <table:table-cell office:value-type="float" office:value="980016292942436" calcext:value-type="float">
            <text:p>980016292942436</text:p>
          </table:table-cell>
          <table:table-cell office:value-type="string" calcext:value-type="string">
            <text:p>06562338697</text:p>
          </table:table-cell>
          <table:table-cell office:value-type="float" office:value="225151" calcext:value-type="float">
            <text:p>22515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aira Cristina Marques Borges</text:p>
          </table:table-cell>
          <table:table-cell office:value-type="float" office:value="980016281563471" calcext:value-type="float">
            <text:p>980016281563471</text:p>
          </table:table-cell>
          <table:table-cell office:value-type="string" calcext:value-type="string">
            <text:p>05456948680</text:p>
          </table:table-cell>
          <table:table-cell office:value-type="float" office:value="225124" calcext:value-type="float">
            <text:p>22512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atalia Ribeiro Pedrosa Maia</text:p>
          </table:table-cell>
          <table:table-cell office:value-type="float" office:value="702503312264339" calcext:value-type="float">
            <text:p>702503312264339</text:p>
          </table:table-cell>
          <table:table-cell office:value-type="string" calcext:value-type="string">
            <text:p>08488058608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athalia Sales Defensor Gama</text:p>
          </table:table-cell>
          <table:table-cell office:value-type="float" office:value="980016296668878" calcext:value-type="float">
            <text:p>980016296668878</text:p>
          </table:table-cell>
          <table:table-cell office:value-type="string" calcext:value-type="string">
            <text:p>08332078652</text:p>
          </table:table-cell>
          <table:table-cell office:value-type="float" office:value="225124" calcext:value-type="float">
            <text:p>2251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ubia Rodrigues Batista</text:p>
          </table:table-cell>
          <table:table-cell office:value-type="float" office:value="980016287066615" calcext:value-type="float">
            <text:p>980016287066615</text:p>
          </table:table-cell>
          <table:table-cell office:value-type="string" calcext:value-type="string">
            <text:p>04989593685</text:p>
          </table:table-cell>
          <table:table-cell office:value-type="float" office:value="225151" calcext:value-type="float">
            <text:p>22515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svair Soares de Sa Junior</text:p>
          </table:table-cell>
          <table:table-cell office:value-type="float" office:value="980016276927401" calcext:value-type="float">
            <text:p>980016276927401</text:p>
          </table:table-cell>
          <table:table-cell office:value-type="string" calcext:value-type="string">
            <text:p>00705655628</text:p>
          </table:table-cell>
          <table:table-cell office:value-type="float" office:value="225225" calcext:value-type="float">
            <text:p>22522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abia Faustino Simao</text:p>
          </table:table-cell>
          <table:table-cell office:value-type="float" office:value="209715945240001" calcext:value-type="float">
            <text:p>209715945240001</text:p>
          </table:table-cell>
          <table:table-cell office:value-type="string" calcext:value-type="string">
            <text:p>48517208668</text:p>
          </table:table-cell>
          <table:table-cell office:value-type="float" office:value="225225" calcext:value-type="float">
            <text:p>2252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atricia Ferreira Ribeiro</text:p>
          </table:table-cell>
          <table:table-cell office:value-type="float" office:value="700804977989586" calcext:value-type="float">
            <text:p>700804977989586</text:p>
          </table:table-cell>
          <table:table-cell office:value-type="string" calcext:value-type="string">
            <text:p>01305011660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aula Ariane Silva Conceicao</text:p>
          </table:table-cell>
          <table:table-cell office:value-type="float" office:value="705009812552656" calcext:value-type="float">
            <text:p>705009812552656</text:p>
          </table:table-cell>
          <table:table-cell office:value-type="string" calcext:value-type="string">
            <text:p>09428854654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aula Fahd Soares de Sa</text:p>
          </table:table-cell>
          <table:table-cell office:value-type="float" office:value="980016295890445" calcext:value-type="float">
            <text:p>980016295890445</text:p>
          </table:table-cell>
          <table:table-cell office:value-type="string" calcext:value-type="string">
            <text:p>06852208699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aula Ferreira Barbosa</text:p>
          </table:table-cell>
          <table:table-cell office:value-type="float" office:value="980016288737254" calcext:value-type="float">
            <text:p>980016288737254</text:p>
          </table:table-cell>
          <table:table-cell office:value-type="string" calcext:value-type="string">
            <text:p>07229978688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aula Machado Humberto Guimaraes</text:p>
          </table:table-cell>
          <table:table-cell office:value-type="float" office:value="980016288738323" calcext:value-type="float">
            <text:p>980016288738323</text:p>
          </table:table-cell>
          <table:table-cell office:value-type="string" calcext:value-type="string">
            <text:p>07374613652</text:p>
          </table:table-cell>
          <table:table-cell office:value-type="float" office:value="225250" calcext:value-type="float">
            <text:p>22525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aula Veloso de Almeida</text:p>
          </table:table-cell>
          <table:table-cell office:value-type="float" office:value="700403463679249" calcext:value-type="float">
            <text:p>700403463679249</text:p>
          </table:table-cell>
          <table:table-cell office:value-type="string" calcext:value-type="string">
            <text:p>09956485659</text:p>
          </table:table-cell>
          <table:table-cell office:value-type="float" office:value="225270" calcext:value-type="float">
            <text:p>22527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aulo Antonio Guimaraes Bettero</text:p>
          </table:table-cell>
          <table:table-cell office:value-type="float" office:value="980016281798622" calcext:value-type="float">
            <text:p>980016281798622</text:p>
          </table:table-cell>
          <table:table-cell office:value-type="string" calcext:value-type="string">
            <text:p>05218135658</text:p>
          </table:table-cell>
          <table:table-cell office:value-type="float" office:value="225112" calcext:value-type="float">
            <text:p>2251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ULO CESAR SANTOS</text:p>
          </table:table-cell>
          <table:table-cell office:value-type="float" office:value="706304706770379" calcext:value-type="float">
            <text:p>706304706770379</text:p>
          </table:table-cell>
          <table:table-cell office:value-type="string" calcext:value-type="string">
            <text:p>86640038668</text:p>
          </table:table-cell>
          <table:table-cell office:value-type="float" office:value="225210" calcext:value-type="float">
            <text:p>22521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ulo dos Reis Velasco</text:p>
          </table:table-cell>
          <table:table-cell office:value-type="float" office:value="210170618330002" calcext:value-type="float">
            <text:p>210170618330002</text:p>
          </table:table-cell>
          <table:table-cell office:value-type="string" calcext:value-type="string">
            <text:p>00424785617</text:p>
          </table:table-cell>
          <table:table-cell office:value-type="float" office:value="225270" calcext:value-type="float">
            <text:p>22527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aulo Henrique Borges Diniz</text:p>
          </table:table-cell>
          <table:table-cell office:value-type="float" office:value="123007463540001" calcext:value-type="float">
            <text:p>123007463540001</text:p>
          </table:table-cell>
          <table:table-cell office:value-type="string" calcext:value-type="string">
            <text:p>54540623672</text:p>
          </table:table-cell>
          <table:table-cell office:value-type="float" office:value="225250" calcext:value-type="float">
            <text:p>22525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aulo Henrique Moreira Alves</text:p>
          </table:table-cell>
          <table:table-cell office:value-type="float" office:value="980016286535131" calcext:value-type="float">
            <text:p>980016286535131</text:p>
          </table:table-cell>
          <table:table-cell office:value-type="string" calcext:value-type="string">
            <text:p>00828166110</text:p>
          </table:table-cell>
          <table:table-cell office:value-type="float" office:value="225320" calcext:value-type="float">
            <text:p>2253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ulo Ricardo Rabello de Macedo Costa</text:p>
          </table:table-cell>
          <table:table-cell office:value-type="float" office:value="210172176710001" calcext:value-type="float">
            <text:p>210172176710001</text:p>
          </table:table-cell>
          <table:table-cell office:value-type="string" calcext:value-type="string">
            <text:p>80758878672</text:p>
          </table:table-cell>
          <table:table-cell office:value-type="float" office:value="225151" calcext:value-type="float">
            <text:p>225151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edro de Santana Prudente</text:p>
          </table:table-cell>
          <table:table-cell office:value-type="float" office:value="707808657276210" calcext:value-type="float">
            <text:p>707808657276210</text:p>
          </table:table-cell>
          <table:table-cell office:value-type="string" calcext:value-type="string">
            <text:p>07199463600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edro Emilio Machado Tosta</text:p>
          </table:table-cell>
          <table:table-cell office:value-type="float" office:value="700505978908354" calcext:value-type="float">
            <text:p>700505978908354</text:p>
          </table:table-cell>
          <table:table-cell office:value-type="string" calcext:value-type="string">
            <text:p>03318870617</text:p>
          </table:table-cell>
          <table:table-cell office:value-type="float" office:value="225270" calcext:value-type="float">
            <text:p>2252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resley Aparecido da Silva Ramos</text:p>
          </table:table-cell>
          <table:table-cell office:value-type="float" office:value="182215043490003" calcext:value-type="float">
            <text:p>182215043490003</text:p>
          </table:table-cell>
          <table:table-cell office:value-type="string" calcext:value-type="string">
            <text:p>84715367653</text:p>
          </table:table-cell>
          <table:table-cell office:value-type="float" office:value="225285" calcext:value-type="float">
            <text:p>22528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riscila Martins Brandao</text:p>
          </table:table-cell>
          <table:table-cell office:value-type="float" office:value="980016293707406" calcext:value-type="float">
            <text:p>980016293707406</text:p>
          </table:table-cell>
          <table:table-cell office:value-type="string" calcext:value-type="string">
            <text:p>06852210677</text:p>
          </table:table-cell>
          <table:table-cell office:value-type="float" office:value="225103" calcext:value-type="float">
            <text:p>22510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riscilla Dias Silva Abrahao</text:p>
          </table:table-cell>
          <table:table-cell office:value-type="float" office:value="980016285828534" calcext:value-type="float">
            <text:p>980016285828534</text:p>
          </table:table-cell>
          <table:table-cell office:value-type="string" calcext:value-type="string">
            <text:p>93642695191</text:p>
          </table:table-cell>
          <table:table-cell office:value-type="float" office:value="225165" calcext:value-type="float">
            <text:p>22516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riscilla Resende Santos Anjo Henrique</text:p>
          </table:table-cell>
          <table:table-cell office:value-type="float" office:value="702506250302340" calcext:value-type="float">
            <text:p>702506250302340</text:p>
          </table:table-cell>
          <table:table-cell office:value-type="string" calcext:value-type="string">
            <text:p>07550730610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riscilla Silva Santos</text:p>
          </table:table-cell>
          <table:table-cell office:value-type="float" office:value="980016284266125" calcext:value-type="float">
            <text:p>980016284266125</text:p>
          </table:table-cell>
          <table:table-cell office:value-type="string" calcext:value-type="string">
            <text:p>07277561686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afael Cassiano Silva</text:p>
          </table:table-cell>
          <table:table-cell office:value-type="float" office:value="980016283058634" calcext:value-type="float">
            <text:p>980016283058634</text:p>
          </table:table-cell>
          <table:table-cell office:value-type="string" calcext:value-type="string">
            <text:p>05131198682</text:p>
          </table:table-cell>
          <table:table-cell office:value-type="float" office:value="225150" calcext:value-type="float">
            <text:p>2251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afael Sousa Santos</text:p>
          </table:table-cell>
          <table:table-cell office:value-type="float" office:value="703404133929700" calcext:value-type="float">
            <text:p>703404133929700</text:p>
          </table:table-cell>
          <table:table-cell office:value-type="string" calcext:value-type="string">
            <text:p>10494865601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afael Teixeira Fernandes</text:p>
          </table:table-cell>
          <table:table-cell office:value-type="float" office:value="705203454366775" calcext:value-type="float">
            <text:p>705203454366775</text:p>
          </table:table-cell>
          <table:table-cell office:value-type="string" calcext:value-type="string">
            <text:p>08947505692</text:p>
          </table:table-cell>
          <table:table-cell office:value-type="float" office:value="225270" calcext:value-type="float">
            <text:p>22527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aphael Guimaraes Bettero</text:p>
          </table:table-cell>
          <table:table-cell office:value-type="float" office:value="980016281798614" calcext:value-type="float">
            <text:p>980016281798614</text:p>
          </table:table-cell>
          <table:table-cell office:value-type="string" calcext:value-type="string">
            <text:p>04260941666</text:p>
          </table:table-cell>
          <table:table-cell office:value-type="float" office:value="225250" calcext:value-type="float">
            <text:p>22525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aphael Pozzobom Ferrarezi</text:p>
          </table:table-cell>
          <table:table-cell office:value-type="float" office:value="701405661419138" calcext:value-type="float">
            <text:p>701405661419138</text:p>
          </table:table-cell>
          <table:table-cell office:value-type="string" calcext:value-type="string">
            <text:p>02553616104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aul Fernando Pinsetta Barbieri</text:p>
          </table:table-cell>
          <table:table-cell office:value-type="float" office:value="980016286224446" calcext:value-type="float">
            <text:p>980016286224446</text:p>
          </table:table-cell>
          <table:table-cell office:value-type="string" calcext:value-type="string">
            <text:p>32067365878</text:p>
          </table:table-cell>
          <table:table-cell office:value-type="float" office:value="225320" calcext:value-type="float">
            <text:p>22532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ginaldo Cassalho de Moraes</text:p>
          </table:table-cell>
          <table:table-cell office:value-type="float" office:value="210198242490006" calcext:value-type="float">
            <text:p>210198242490006</text:p>
          </table:table-cell>
          <table:table-cell office:value-type="string" calcext:value-type="string">
            <text:p>87615282691</text:p>
          </table:table-cell>
          <table:table-cell office:value-type="float" office:value="225125" calcext:value-type="float">
            <text:p>225125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nata Cristina Alves de Freitas Paula</text:p>
          </table:table-cell>
          <table:table-cell office:value-type="float" office:value="703102637101790" calcext:value-type="float">
            <text:p>703102637101790</text:p>
          </table:table-cell>
          <table:table-cell office:value-type="string" calcext:value-type="string">
            <text:p>07647879693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nata Rezende Teixeira</text:p>
          </table:table-cell>
          <table:table-cell office:value-type="float" office:value="980016284515168" calcext:value-type="float">
            <text:p>980016284515168</text:p>
          </table:table-cell>
          <table:table-cell office:value-type="string" calcext:value-type="string">
            <text:p>98384341672</text:p>
          </table:table-cell>
          <table:table-cell office:value-type="float" office:value="225151" calcext:value-type="float">
            <text:p>225151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nata Rodrigues Catani</text:p>
          </table:table-cell>
          <table:table-cell office:value-type="float" office:value="980016287715745" calcext:value-type="float">
            <text:p>980016287715745</text:p>
          </table:table-cell>
          <table:table-cell office:value-type="string" calcext:value-type="string">
            <text:p>06030559664</text:p>
          </table:table-cell>
          <table:table-cell office:value-type="float" office:value="225250" calcext:value-type="float">
            <text:p>22525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icardo Alves Santos</text:p>
          </table:table-cell>
          <table:table-cell office:value-type="float" office:value="980016283769689" calcext:value-type="float">
            <text:p>980016283769689</text:p>
          </table:table-cell>
          <table:table-cell office:value-type="string" calcext:value-type="string">
            <text:p>05098644658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icardo Coelho Nascimento</text:p>
          </table:table-cell>
          <table:table-cell office:value-type="float" office:value="980016284515745" calcext:value-type="float">
            <text:p>980016284515745</text:p>
          </table:table-cell>
          <table:table-cell office:value-type="string" calcext:value-type="string">
            <text:p>04350818618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icardo Jorge Vital</text:p>
          </table:table-cell>
          <table:table-cell office:value-type="float" office:value="980016004236727" calcext:value-type="float">
            <text:p>980016004236727</text:p>
          </table:table-cell>
          <table:table-cell office:value-type="string" calcext:value-type="string">
            <text:p>25239786879</text:p>
          </table:table-cell>
          <table:table-cell office:value-type="float" office:value="225320" calcext:value-type="float">
            <text:p>2253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oberta Kelly Ferreira Moreira</text:p>
          </table:table-cell>
          <table:table-cell office:value-type="float" office:value="980016282360744" calcext:value-type="float">
            <text:p>980016282360744</text:p>
          </table:table-cell>
          <table:table-cell office:value-type="string" calcext:value-type="string">
            <text:p>03669641602</text:p>
          </table:table-cell>
          <table:table-cell office:value-type="float" office:value="225124" calcext:value-type="float">
            <text:p>22512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Roberto Nicola Fratari</text:p>
          </table:table-cell>
          <table:table-cell office:value-type="float" office:value="204325622940004" calcext:value-type="float">
            <text:p>204325622940004</text:p>
          </table:table-cell>
          <table:table-cell office:value-type="string" calcext:value-type="string">
            <text:p>60632810610</text:p>
          </table:table-cell>
          <table:table-cell office:value-type="float" office:value="225250" calcext:value-type="float">
            <text:p>2252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oberto Vieira Botelho</text:p>
          </table:table-cell>
          <table:table-cell office:value-type="float" office:value="700309983148430" calcext:value-type="float">
            <text:p>700309983148430</text:p>
          </table:table-cell>
          <table:table-cell office:value-type="string" calcext:value-type="string">
            <text:p>69272913691</text:p>
          </table:table-cell>
          <table:table-cell office:value-type="float" office:value="225120" calcext:value-type="float">
            <text:p>2251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ODRIGO ALVES DA SILVA</text:p>
          </table:table-cell>
          <table:table-cell office:value-type="float" office:value="980016280929766" calcext:value-type="float">
            <text:p>980016280929766</text:p>
          </table:table-cell>
          <table:table-cell office:value-type="string" calcext:value-type="string">
            <text:p>03312238641</text:p>
          </table:table-cell>
          <table:table-cell office:value-type="float" office:value="225120" calcext:value-type="float">
            <text:p>2251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odrigo Ferreira Alves</text:p>
          </table:table-cell>
          <table:table-cell office:value-type="float" office:value="708009319972923" calcext:value-type="float">
            <text:p>708009319972923</text:p>
          </table:table-cell>
          <table:table-cell office:value-type="string" calcext:value-type="string">
            <text:p>06221590620</text:p>
          </table:table-cell>
          <table:table-cell office:value-type="float" office:value="225225" calcext:value-type="float">
            <text:p>225225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odrigo Junqueira da Cunha</text:p>
          </table:table-cell>
          <table:table-cell office:value-type="float" office:value="980016287999263" calcext:value-type="float">
            <text:p>980016287999263</text:p>
          </table:table-cell>
          <table:table-cell office:value-type="string" calcext:value-type="string">
            <text:p>03631018614</text:p>
          </table:table-cell>
          <table:table-cell office:value-type="float" office:value="225150" calcext:value-type="float">
            <text:p>2251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abrina de Amorim Felipe Reis Naves</text:p>
          </table:table-cell>
          <table:table-cell office:value-type="float" office:value="980016284515141" calcext:value-type="float">
            <text:p>980016284515141</text:p>
          </table:table-cell>
          <table:table-cell office:value-type="string" calcext:value-type="string">
            <text:p>71859810187</text:p>
          </table:table-cell>
          <table:table-cell office:value-type="float" office:value="225124" calcext:value-type="float">
            <text:p>22512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AMIR SEME ARAB REIS</text:p>
          </table:table-cell>
          <table:table-cell office:value-type="float" office:value="209716373470008" calcext:value-type="float">
            <text:p>209716373470008</text:p>
          </table:table-cell>
          <table:table-cell office:value-type="string" calcext:value-type="string">
            <text:p>51149460644</text:p>
          </table:table-cell>
          <table:table-cell office:value-type="float" office:value="225120" calcext:value-type="float">
            <text:p>2251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andrigo de Paula Bisinoto</text:p>
          </table:table-cell>
          <table:table-cell office:value-type="float" office:value="980016281563781" calcext:value-type="float">
            <text:p>980016281563781</text:p>
          </table:table-cell>
          <table:table-cell office:value-type="string" calcext:value-type="string">
            <text:p>01327778602</text:p>
          </table:table-cell>
          <table:table-cell office:value-type="float" office:value="225270" calcext:value-type="float">
            <text:p>22527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angela Cunha Pereira</text:p>
          </table:table-cell>
          <table:table-cell office:value-type="float" office:value="702404523580925" calcext:value-type="float">
            <text:p>702404523580925</text:p>
          </table:table-cell>
          <table:table-cell office:value-type="string" calcext:value-type="string">
            <text:p>09464396644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arah Araujo Rocha Goncalves</text:p>
          </table:table-cell>
          <table:table-cell office:value-type="float" office:value="980016286950643" calcext:value-type="float">
            <text:p>980016286950643</text:p>
          </table:table-cell>
          <table:table-cell office:value-type="string" calcext:value-type="string">
            <text:p>05970499633</text:p>
          </table:table-cell>
          <table:table-cell office:value-type="float" office:value="225250" calcext:value-type="float">
            <text:p>22525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ergio Antunes Padilha Junior</text:p>
          </table:table-cell>
          <table:table-cell office:value-type="float" office:value="980016282337297" calcext:value-type="float">
            <text:p>980016282337297</text:p>
          </table:table-cell>
          <table:table-cell office:value-type="string" calcext:value-type="string">
            <text:p>05031456612</text:p>
          </table:table-cell>
          <table:table-cell office:value-type="float" office:value="225285" calcext:value-type="float">
            <text:p>22528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ergio Nogueira</text:p>
          </table:table-cell>
          <table:table-cell office:value-type="float" office:value="980016284856968" calcext:value-type="float">
            <text:p>980016284856968</text:p>
          </table:table-cell>
          <table:table-cell office:value-type="string" calcext:value-type="string">
            <text:p>57102503687</text:p>
          </table:table-cell>
          <table:table-cell office:value-type="float" office:value="225250" calcext:value-type="float">
            <text:p>22525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olon Goncalves Souza Menezes</text:p>
          </table:table-cell>
          <table:table-cell office:value-type="float" office:value="700908939290492" calcext:value-type="float">
            <text:p>700908939290492</text:p>
          </table:table-cell>
          <table:table-cell office:value-type="string" calcext:value-type="string">
            <text:p>01514665646</text:p>
          </table:table-cell>
          <table:table-cell office:value-type="float" office:value="225225" calcext:value-type="float">
            <text:p>2252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amara Shimosakai de Lira Duarte</text:p>
          </table:table-cell>
          <table:table-cell office:value-type="float" office:value="980016281444952" calcext:value-type="float">
            <text:p>980016281444952</text:p>
          </table:table-cell>
          <table:table-cell office:value-type="string" calcext:value-type="string">
            <text:p>06091311689</text:p>
          </table:table-cell>
          <table:table-cell office:value-type="float" office:value="225124" calcext:value-type="float">
            <text:p>22512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ania Mara Ferreira</text:p>
          </table:table-cell>
          <table:table-cell office:value-type="float" office:value="170662301570004" calcext:value-type="float">
            <text:p>170662301570004</text:p>
          </table:table-cell>
          <table:table-cell office:value-type="string" calcext:value-type="string">
            <text:p>13861298600</text:p>
          </table:table-cell>
          <table:table-cell office:value-type="float" office:value="225124" calcext:value-type="float">
            <text:p>22512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arcisio Barcelos Evangelista</text:p>
          </table:table-cell>
          <table:table-cell office:value-type="float" office:value="980016283025167" calcext:value-type="float">
            <text:p>980016283025167</text:p>
          </table:table-cell>
          <table:table-cell office:value-type="string" calcext:value-type="string">
            <text:p>01214278620</text:p>
          </table:table-cell>
          <table:table-cell office:value-type="float" office:value="225285" calcext:value-type="float">
            <text:p>22528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hais Jorge Ribeiro</text:p>
          </table:table-cell>
          <table:table-cell office:value-type="float" office:value="702106759899199" calcext:value-type="float">
            <text:p>702106759899199</text:p>
          </table:table-cell>
          <table:table-cell office:value-type="string" calcext:value-type="string">
            <text:p>11252680694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hais Sales Lemos da Cunha</text:p>
          </table:table-cell>
          <table:table-cell office:value-type="float" office:value="706203035356361" calcext:value-type="float">
            <text:p>706203035356361</text:p>
          </table:table-cell>
          <table:table-cell office:value-type="string" calcext:value-type="string">
            <text:p>09776388639</text:p>
          </table:table-cell>
          <table:table-cell office:value-type="float" office:value="225124" calcext:value-type="float">
            <text:p>2251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haisa Magna Mendes Dias</text:p>
          </table:table-cell>
          <table:table-cell office:value-type="float" office:value="700509185817155" calcext:value-type="float">
            <text:p>700509185817155</text:p>
          </table:table-cell>
          <table:table-cell office:value-type="string" calcext:value-type="string">
            <text:p>06760364651</text:p>
          </table:table-cell>
          <table:table-cell office:value-type="float" office:value="225124" calcext:value-type="float">
            <text:p>22512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heo de Sousa</text:p>
          </table:table-cell>
          <table:table-cell office:value-type="float" office:value="980016286848024" calcext:value-type="float">
            <text:p>980016286848024</text:p>
          </table:table-cell>
          <table:table-cell office:value-type="string" calcext:value-type="string">
            <text:p>07508405609</text:p>
          </table:table-cell>
          <table:table-cell office:value-type="float" office:value="225225" calcext:value-type="float">
            <text:p>2252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hiago Arruda Rezende</text:p>
          </table:table-cell>
          <table:table-cell office:value-type="float" office:value="980016288739478" calcext:value-type="float">
            <text:p>980016288739478</text:p>
          </table:table-cell>
          <table:table-cell office:value-type="string" calcext:value-type="string">
            <text:p>06873550604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hogo Jose Lemos dos Santos</text:p>
          </table:table-cell>
          <table:table-cell office:value-type="float" office:value="180876671370009" calcext:value-type="float">
            <text:p>180876671370009</text:p>
          </table:table-cell>
          <table:table-cell office:value-type="string" calcext:value-type="string">
            <text:p>48510602620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iago Belletato Stabille</text:p>
          </table:table-cell>
          <table:table-cell office:value-type="float" office:value="980016293710385" calcext:value-type="float">
            <text:p>980016293710385</text:p>
          </table:table-cell>
          <table:table-cell office:value-type="string" calcext:value-type="string">
            <text:p>06151017633</text:p>
          </table:table-cell>
          <table:table-cell office:value-type="float" office:value="225165" calcext:value-type="float">
            <text:p>22516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iago Goncalves Machado</text:p>
          </table:table-cell>
          <table:table-cell office:value-type="float" office:value="703407122874600" calcext:value-type="float">
            <text:p>703407122874600</text:p>
          </table:table-cell>
          <table:table-cell office:value-type="string" calcext:value-type="string">
            <text:p>09027787654</text:p>
          </table:table-cell>
          <table:table-cell office:value-type="float" office:value="225270" calcext:value-type="float">
            <text:p>22527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ago Luiz Yukio Spirandeli</text:p>
          </table:table-cell>
          <table:table-cell office:value-type="float" office:value="980016296668487" calcext:value-type="float">
            <text:p>980016296668487</text:p>
          </table:table-cell>
          <table:table-cell office:value-type="string" calcext:value-type="string">
            <text:p>23042129802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icia Silva Reis</text:p>
          </table:table-cell>
          <table:table-cell office:value-type="float" office:value="980016286848598" calcext:value-type="float">
            <text:p>980016286848598</text:p>
          </table:table-cell>
          <table:table-cell office:value-type="string" calcext:value-type="string">
            <text:p>08083950688</text:p>
          </table:table-cell>
          <table:table-cell office:value-type="float" office:value="225124" calcext:value-type="float">
            <text:p>2251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uanny Thales Moraes da Silva</text:p>
          </table:table-cell>
          <table:table-cell office:value-type="float" office:value="705704446140530" calcext:value-type="float">
            <text:p>705704446140530</text:p>
          </table:table-cell>
          <table:table-cell office:value-type="string" calcext:value-type="string">
            <text:p>04229542500</text:p>
          </table:table-cell>
          <table:table-cell office:value-type="float" office:value="225151" calcext:value-type="float">
            <text:p>22515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ulio Fabiano de Oliveira Leite</text:p>
          </table:table-cell>
          <table:table-cell office:value-type="float" office:value="706403632710880" calcext:value-type="float">
            <text:p>706403632710880</text:p>
          </table:table-cell>
          <table:table-cell office:value-type="string" calcext:value-type="string">
            <text:p>05996395630</text:p>
          </table:table-cell>
          <table:table-cell office:value-type="float" office:value="225203" calcext:value-type="float">
            <text:p>22520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Ulisses Correa Cotta</text:p>
          </table:table-cell>
          <table:table-cell office:value-type="float" office:value="980016284515281" calcext:value-type="float">
            <text:p>980016284515281</text:p>
          </table:table-cell>
          <table:table-cell office:value-type="string" calcext:value-type="string">
            <text:p>05859196660</text:p>
          </table:table-cell>
          <table:table-cell office:value-type="float" office:value="225310" calcext:value-type="float">
            <text:p>22531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aleria Cruvinel de Toledo</text:p>
          </table:table-cell>
          <table:table-cell office:value-type="float" office:value="980016281575003" calcext:value-type="float">
            <text:p>980016281575003</text:p>
          </table:table-cell>
          <table:table-cell office:value-type="string" calcext:value-type="string">
            <text:p>90441095100</text:p>
          </table:table-cell>
          <table:table-cell office:value-type="float" office:value="225250" calcext:value-type="float">
            <text:p>2252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Valeria Mamede da Silva</text:p>
          </table:table-cell>
          <table:table-cell office:value-type="float" office:value="170626100360006" calcext:value-type="float">
            <text:p>170626100360006</text:p>
          </table:table-cell>
          <table:table-cell office:value-type="string" calcext:value-type="string">
            <text:p>72146389672</text:p>
          </table:table-cell>
          <table:table-cell office:value-type="float" office:value="225124" calcext:value-type="float">
            <text:p>2251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anessa Alves da Rocha Dias</text:p>
          </table:table-cell>
          <table:table-cell office:value-type="float" office:value="708503323503673" calcext:value-type="float">
            <text:p>708503323503673</text:p>
          </table:table-cell>
          <table:table-cell office:value-type="string" calcext:value-type="string">
            <text:p>08305073610</text:p>
          </table:table-cell>
          <table:table-cell office:value-type="float" office:value="225151" calcext:value-type="float">
            <text:p>22515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Vanessa Brotto Rezende Martins</text:p>
          </table:table-cell>
          <table:table-cell office:value-type="float" office:value="705007631497457" calcext:value-type="float">
            <text:p>705007631497457</text:p>
          </table:table-cell>
          <table:table-cell office:value-type="string" calcext:value-type="string">
            <text:p>01587957680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anessa Ferreira Rodrigues</text:p>
          </table:table-cell>
          <table:table-cell office:value-type="float" office:value="700002976914901" calcext:value-type="float">
            <text:p>700002976914901</text:p>
          </table:table-cell>
          <table:table-cell office:value-type="string" calcext:value-type="string">
            <text:p>11334345686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Veronica Reis</text:p>
          </table:table-cell>
          <table:table-cell office:value-type="float" office:value="706201567059769" calcext:value-type="float">
            <text:p>706201567059769</text:p>
          </table:table-cell>
          <table:table-cell office:value-type="string" calcext:value-type="string">
            <text:p>08594626681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ictor Neves Rezende</text:p>
          </table:table-cell>
          <table:table-cell office:value-type="float" office:value="980016289444137" calcext:value-type="float">
            <text:p>980016289444137</text:p>
          </table:table-cell>
          <table:table-cell office:value-type="string" calcext:value-type="string">
            <text:p>06181763651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inicius Bertarini Marques</text:p>
          </table:table-cell>
          <table:table-cell office:value-type="float" office:value="210173051550018" calcext:value-type="float">
            <text:p>210173051550018</text:p>
          </table:table-cell>
          <table:table-cell office:value-type="string" calcext:value-type="string">
            <text:p>03190065659</text:p>
          </table:table-cell>
          <table:table-cell office:value-type="float" office:value="225265" calcext:value-type="float">
            <text:p>22526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IVALDE FARIA LOBATO NETO</text:p>
          </table:table-cell>
          <table:table-cell office:value-type="float" office:value="980016281581224" calcext:value-type="float">
            <text:p>980016281581224</text:p>
          </table:table-cell>
          <table:table-cell office:value-type="string" calcext:value-type="string">
            <text:p>04323227604</text:p>
          </table:table-cell>
          <table:table-cell office:value-type="float" office:value="225240" calcext:value-type="float">
            <text:p>22524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iviane Ferreira de Jesus Mendes</text:p>
          </table:table-cell>
          <table:table-cell office:value-type="float" office:value="207428441070004" calcext:value-type="float">
            <text:p>207428441070004</text:p>
          </table:table-cell>
          <table:table-cell office:value-type="string" calcext:value-type="string">
            <text:p>04780394686</text:p>
          </table:table-cell>
          <table:table-cell office:value-type="float" office:value="225275" calcext:value-type="float">
            <text:p>22527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ivienne dos Santos Correa Martins</text:p>
          </table:table-cell>
          <table:table-cell office:value-type="float" office:value="201042097250018" calcext:value-type="float">
            <text:p>201042097250018</text:p>
          </table:table-cell>
          <table:table-cell office:value-type="string" calcext:value-type="string">
            <text:p>03732484661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Walid Makin Fahmy</text:p>
          </table:table-cell>
          <table:table-cell office:value-type="float" office:value="207270031800007" calcext:value-type="float">
            <text:p>207270031800007</text:p>
          </table:table-cell>
          <table:table-cell office:value-type="string" calcext:value-type="string">
            <text:p>17086473847</text:p>
          </table:table-cell>
          <table:table-cell office:value-type="float" office:value="131205" calcext:value-type="float">
            <text:p>13120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ener Francisco de Rezende Junior</text:p>
          </table:table-cell>
          <table:table-cell office:value-type="float" office:value="204322074860008" calcext:value-type="float">
            <text:p>204322074860008</text:p>
          </table:table-cell>
          <table:table-cell office:value-type="string" calcext:value-type="string">
            <text:p>03993605659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Yasmin Sabia Dias Dorneles Gaiao</text:p>
          </table:table-cell>
          <table:table-cell office:value-type="float" office:value="700204458438223" calcext:value-type="float">
            <text:p>700204458438223</text:p>
          </table:table-cell>
          <table:table-cell office:value-type="string" calcext:value-type="string">
            <text:p>06232546628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 table:number-rows-repeated="1048171">
          <table:table-cell table:number-columns-repeated="6"/>
        </table:table-row>
        <table:table-row table:style-name="ro1">
          <table:table-cell/>
          <table:table-cell office:value-type="string" calcext:value-type="string">
            <text:p>CNS</text:p>
          </table:table-cell>
          <table:table-cell office:value-type="string" calcext:value-type="string">
            <text:p>N�mero CPF</text:p>
          </table:table-cell>
          <table:table-cell office:value-type="string" calcext:value-type="string">
            <text:p>CBO</text:p>
          </table:table-cell>
          <table:table-cell office:value-type="string" calcext:value-type="string">
            <text:p>CH AMB.</text:p>
          </table:table-cell>
          <table:table-cell office:value-type="string" calcext:value-type="string">
            <text:p>CH HOSP.</text:p>
          </table:table-cell>
        </table:table-row>
        <table:table-row table:style-name="ro1">
          <table:table-cell/>
          <table:table-cell office:value-type="float" office:value="980016284847934" calcext:value-type="float">
            <text:p>980016284847934</text:p>
          </table:table-cell>
          <table:table-cell office:value-type="string" calcext:value-type="string">
            <text:p>05723096605</text:p>
          </table:table-cell>
          <table:table-cell office:value-type="float" office:value="225103" calcext:value-type="float">
            <text:p>22510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708005352609227" calcext:value-type="float">
            <text:p>708005352609227</text:p>
          </table:table-cell>
          <table:table-cell office:value-type="string" calcext:value-type="string">
            <text:p>91127971620</text:p>
          </table:table-cell>
          <table:table-cell office:value-type="float" office:value="225320" calcext:value-type="float">
            <text:p>2253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01567630490018" calcext:value-type="float">
            <text:p>201567630490018</text:p>
          </table:table-cell>
          <table:table-cell office:value-type="string" calcext:value-type="string">
            <text:p>05196222600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980016286298261" calcext:value-type="float">
            <text:p>980016286298261</text:p>
          </table:table-cell>
          <table:table-cell office:value-type="string" calcext:value-type="string">
            <text:p>01494016630</text:p>
          </table:table-cell>
          <table:table-cell office:value-type="float" office:value="225125" calcext:value-type="float">
            <text:p>2251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4709771297733" calcext:value-type="float">
            <text:p>704709771297733</text:p>
          </table:table-cell>
          <table:table-cell office:value-type="string" calcext:value-type="string">
            <text:p>06992648632</text:p>
          </table:table-cell>
          <table:table-cell office:value-type="float" office:value="225125" calcext:value-type="float">
            <text:p>2251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0016280402776" calcext:value-type="float">
            <text:p>980016280402776</text:p>
          </table:table-cell>
          <table:table-cell office:value-type="string" calcext:value-type="string">
            <text:p>06615908603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980016297001362" calcext:value-type="float">
            <text:p>980016297001362</text:p>
          </table:table-cell>
          <table:table-cell office:value-type="string" calcext:value-type="string">
            <text:p>08975737659</text:p>
          </table:table-cell>
          <table:table-cell office:value-type="float" office:value="225330" calcext:value-type="float">
            <text:p>22533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980016285809874" calcext:value-type="float">
            <text:p>980016285809874</text:p>
          </table:table-cell>
          <table:table-cell office:value-type="string" calcext:value-type="string">
            <text:p>05035143651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980016297214536" calcext:value-type="float">
            <text:p>980016297214536</text:p>
          </table:table-cell>
          <table:table-cell office:value-type="string" calcext:value-type="string">
            <text:p>07125485642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701403661733736" calcext:value-type="float">
            <text:p>701403661733736</text:p>
          </table:table-cell>
          <table:table-cell office:value-type="string" calcext:value-type="string">
            <text:p>01650743610</text:p>
          </table:table-cell>
          <table:table-cell office:value-type="float" office:value="225150" calcext:value-type="float">
            <text:p>2251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705402473935698" calcext:value-type="float">
            <text:p>705402473935698</text:p>
          </table:table-cell>
          <table:table-cell office:value-type="string" calcext:value-type="string">
            <text:p>07943542622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980016296986101" calcext:value-type="float">
            <text:p>980016296986101</text:p>
          </table:table-cell>
          <table:table-cell office:value-type="string" calcext:value-type="string">
            <text:p>01130491102</text:p>
          </table:table-cell>
          <table:table-cell office:value-type="float" office:value="225151" calcext:value-type="float">
            <text:p>22515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00913922970006" calcext:value-type="float">
            <text:p>200913922970006</text:p>
          </table:table-cell>
          <table:table-cell office:value-type="string" calcext:value-type="string">
            <text:p>32831528372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980016286346835" calcext:value-type="float">
            <text:p>980016286346835</text:p>
          </table:table-cell>
          <table:table-cell office:value-type="string" calcext:value-type="string">
            <text:p>07627996686</text:p>
          </table:table-cell>
          <table:table-cell office:value-type="float" office:value="225124" calcext:value-type="float">
            <text:p>2251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980016280062894" calcext:value-type="float">
            <text:p>980016280062894</text:p>
          </table:table-cell>
          <table:table-cell office:value-type="string" calcext:value-type="string">
            <text:p>06968080648</text:p>
          </table:table-cell>
          <table:table-cell office:value-type="float" office:value="225124" calcext:value-type="float">
            <text:p>22512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980016285625412" calcext:value-type="float">
            <text:p>980016285625412</text:p>
          </table:table-cell>
          <table:table-cell office:value-type="string" calcext:value-type="string">
            <text:p>05481491605</text:p>
          </table:table-cell>
          <table:table-cell office:value-type="float" office:value="225124" calcext:value-type="float">
            <text:p>22512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980016281436364" calcext:value-type="float">
            <text:p>980016281436364</text:p>
          </table:table-cell>
          <table:table-cell office:value-type="string" calcext:value-type="string">
            <text:p>00524398100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708501387014973" calcext:value-type="float">
            <text:p>708501387014973</text:p>
          </table:table-cell>
          <table:table-cell office:value-type="string" calcext:value-type="string">
            <text:p>10453825664</text:p>
          </table:table-cell>
          <table:table-cell office:value-type="float" office:value="225225" calcext:value-type="float">
            <text:p>2252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704703773310030" calcext:value-type="float">
            <text:p>704703773310030</text:p>
          </table:table-cell>
          <table:table-cell office:value-type="string" calcext:value-type="string">
            <text:p>03701802670</text:p>
          </table:table-cell>
          <table:table-cell office:value-type="float" office:value="225151" calcext:value-type="float">
            <text:p>22515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190113757530005" calcext:value-type="float">
            <text:p>190113757530005</text:p>
          </table:table-cell>
          <table:table-cell office:value-type="string" calcext:value-type="string">
            <text:p>00607941600</text:p>
          </table:table-cell>
          <table:table-cell office:value-type="float" office:value="225250" calcext:value-type="float">
            <text:p>22525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702602231418741" calcext:value-type="float">
            <text:p>702602231418741</text:p>
          </table:table-cell>
          <table:table-cell office:value-type="string" calcext:value-type="string">
            <text:p>06797604664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703206620597499" calcext:value-type="float">
            <text:p>703206620597499</text:p>
          </table:table-cell>
          <table:table-cell office:value-type="string" calcext:value-type="string">
            <text:p>08972881651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705804428243934" calcext:value-type="float">
            <text:p>705804428243934</text:p>
          </table:table-cell>
          <table:table-cell office:value-type="string" calcext:value-type="string">
            <text:p>10501567658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980016289201315" calcext:value-type="float">
            <text:p>980016289201315</text:p>
          </table:table-cell>
          <table:table-cell office:value-type="string" calcext:value-type="string">
            <text:p>08306455606</text:p>
          </table:table-cell>
          <table:table-cell office:value-type="float" office:value="225150" calcext:value-type="float">
            <text:p>2251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708008377151227" calcext:value-type="float">
            <text:p>708008377151227</text:p>
          </table:table-cell>
          <table:table-cell office:value-type="string" calcext:value-type="string">
            <text:p>05669532694</text:p>
          </table:table-cell>
          <table:table-cell office:value-type="float" office:value="225250" calcext:value-type="float">
            <text:p>2252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980016286736382" calcext:value-type="float">
            <text:p>980016286736382</text:p>
          </table:table-cell>
          <table:table-cell office:value-type="string" calcext:value-type="string">
            <text:p>05222816648</text:p>
          </table:table-cell>
          <table:table-cell office:value-type="float" office:value="225124" calcext:value-type="float">
            <text:p>22512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700205444722928" calcext:value-type="float">
            <text:p>700205444722928</text:p>
          </table:table-cell>
          <table:table-cell office:value-type="string" calcext:value-type="string">
            <text:p>09632933621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70381054910000" calcext:value-type="float">
            <text:p>170381054910000</text:p>
          </table:table-cell>
          <table:table-cell office:value-type="string" calcext:value-type="string">
            <text:p>75378825687</text:p>
          </table:table-cell>
          <table:table-cell office:value-type="float" office:value="225150" calcext:value-type="float">
            <text:p>2251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700505387235854" calcext:value-type="float">
            <text:p>700505387235854</text:p>
          </table:table-cell>
          <table:table-cell office:value-type="string" calcext:value-type="string">
            <text:p>11834309654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980016293896292" calcext:value-type="float">
            <text:p>980016293896292</text:p>
          </table:table-cell>
          <table:table-cell office:value-type="string" calcext:value-type="string">
            <text:p>07512782624</text:p>
          </table:table-cell>
          <table:table-cell office:value-type="float" office:value="225151" calcext:value-type="float">
            <text:p>22515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10172878580000" calcext:value-type="float">
            <text:p>210172878580000</text:p>
          </table:table-cell>
          <table:table-cell office:value-type="string" calcext:value-type="string">
            <text:p>03142399607</text:p>
          </table:table-cell>
          <table:table-cell office:value-type="float" office:value="225120" calcext:value-type="float">
            <text:p>2251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702707193372860" calcext:value-type="float">
            <text:p>702707193372860</text:p>
          </table:table-cell>
          <table:table-cell office:value-type="string" calcext:value-type="string">
            <text:p>10365810630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706201523247764" calcext:value-type="float">
            <text:p>706201523247764</text:p>
          </table:table-cell>
          <table:table-cell office:value-type="string" calcext:value-type="string">
            <text:p>06286335641</text:p>
          </table:table-cell>
          <table:table-cell office:value-type="float" office:value="225124" calcext:value-type="float">
            <text:p>2251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708406224518161" calcext:value-type="float">
            <text:p>708406224518161</text:p>
          </table:table-cell>
          <table:table-cell office:value-type="string" calcext:value-type="string">
            <text:p>08638570600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700005226525707" calcext:value-type="float">
            <text:p>700005226525707</text:p>
          </table:table-cell>
          <table:table-cell office:value-type="string" calcext:value-type="string">
            <text:p>99940159668</text:p>
          </table:table-cell>
          <table:table-cell office:value-type="float" office:value="225270" calcext:value-type="float">
            <text:p>225270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980016285153987" calcext:value-type="float">
            <text:p>980016285153987</text:p>
          </table:table-cell>
          <table:table-cell office:value-type="string" calcext:value-type="string">
            <text:p>06689666611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980016284841545" calcext:value-type="float">
            <text:p>980016284841545</text:p>
          </table:table-cell>
          <table:table-cell office:value-type="string" calcext:value-type="string">
            <text:p>05209589692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05000004283959" calcext:value-type="float">
            <text:p>705000004283959</text:p>
          </table:table-cell>
          <table:table-cell office:value-type="string" calcext:value-type="string">
            <text:p>08817638617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706009359564846" calcext:value-type="float">
            <text:p>706009359564846</text:p>
          </table:table-cell>
          <table:table-cell office:value-type="string" calcext:value-type="string">
            <text:p>10058597603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703103380392160" calcext:value-type="float">
            <text:p>703103380392160</text:p>
          </table:table-cell>
          <table:table-cell office:value-type="string" calcext:value-type="string">
            <text:p>09141280601</text:p>
          </table:table-cell>
          <table:table-cell office:value-type="float" office:value="225124" calcext:value-type="float">
            <text:p>2251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703600038614638" calcext:value-type="float">
            <text:p>703600038614638</text:p>
          </table:table-cell>
          <table:table-cell office:value-type="string" calcext:value-type="string">
            <text:p>12347697609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700001228396307" calcext:value-type="float">
            <text:p>700001228396307</text:p>
          </table:table-cell>
          <table:table-cell office:value-type="string" calcext:value-type="string">
            <text:p>08128164635</text:p>
          </table:table-cell>
          <table:table-cell office:value-type="float" office:value="225124" calcext:value-type="float">
            <text:p>2251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980016285115899" calcext:value-type="float">
            <text:p>980016285115899</text:p>
          </table:table-cell>
          <table:table-cell office:value-type="string" calcext:value-type="string">
            <text:p>06494611699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702500764921440" calcext:value-type="float">
            <text:p>702500764921440</text:p>
          </table:table-cell>
          <table:table-cell office:value-type="string" calcext:value-type="string">
            <text:p>10534286690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07271358260018" calcext:value-type="float">
            <text:p>207271358260018</text:p>
          </table:table-cell>
          <table:table-cell office:value-type="string" calcext:value-type="string">
            <text:p>00419296751</text:p>
          </table:table-cell>
          <table:table-cell office:value-type="float" office:value="225270" calcext:value-type="float">
            <text:p>22527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980016280578327" calcext:value-type="float">
            <text:p>980016280578327</text:p>
          </table:table-cell>
          <table:table-cell office:value-type="string" calcext:value-type="string">
            <text:p>04031433654</text:p>
          </table:table-cell>
          <table:table-cell office:value-type="float" office:value="225225" calcext:value-type="float">
            <text:p>22522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80016284111539" calcext:value-type="float">
            <text:p>980016284111539</text:p>
          </table:table-cell>
          <table:table-cell office:value-type="string" calcext:value-type="string">
            <text:p>05397336602</text:p>
          </table:table-cell>
          <table:table-cell office:value-type="float" office:value="225250" calcext:value-type="float">
            <text:p>2252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980016288991355" calcext:value-type="float">
            <text:p>980016288991355</text:p>
          </table:table-cell>
          <table:table-cell office:value-type="string" calcext:value-type="string">
            <text:p>07521364619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700504330343053" calcext:value-type="float">
            <text:p>700504330343053</text:p>
          </table:table-cell>
          <table:table-cell office:value-type="string" calcext:value-type="string">
            <text:p>09181241666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980016285832884" calcext:value-type="float">
            <text:p>980016285832884</text:p>
          </table:table-cell>
          <table:table-cell office:value-type="string" calcext:value-type="string">
            <text:p>10413304728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706205594821866" calcext:value-type="float">
            <text:p>706205594821866</text:p>
          </table:table-cell>
          <table:table-cell office:value-type="string" calcext:value-type="string">
            <text:p>08767587666</text:p>
          </table:table-cell>
          <table:table-cell office:value-type="float" office:value="225250" calcext:value-type="float">
            <text:p>225250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702400553438724" calcext:value-type="float">
            <text:p>702400553438724</text:p>
          </table:table-cell>
          <table:table-cell office:value-type="string" calcext:value-type="string">
            <text:p>07863051690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702808681746565" calcext:value-type="float">
            <text:p>702808681746565</text:p>
          </table:table-cell>
          <table:table-cell office:value-type="string" calcext:value-type="string">
            <text:p>07202303655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980016277892474" calcext:value-type="float">
            <text:p>980016277892474</text:p>
          </table:table-cell>
          <table:table-cell office:value-type="string" calcext:value-type="string">
            <text:p>01290594635</text:p>
          </table:table-cell>
          <table:table-cell office:value-type="float" office:value="225250" calcext:value-type="float">
            <text:p>22525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0050369690003" calcext:value-type="float">
            <text:p>190050369690003</text:p>
          </table:table-cell>
          <table:table-cell office:value-type="string" calcext:value-type="string">
            <text:p>88349705604</text:p>
          </table:table-cell>
          <table:table-cell office:value-type="float" office:value="225250" calcext:value-type="float">
            <text:p>22525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706304704231772" calcext:value-type="float">
            <text:p>706304704231772</text:p>
          </table:table-cell>
          <table:table-cell office:value-type="string" calcext:value-type="string">
            <text:p>09539648688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70592092960000" calcext:value-type="float">
            <text:p>170592092960000</text:p>
          </table:table-cell>
          <table:table-cell office:value-type="string" calcext:value-type="string">
            <text:p>63003260634</text:p>
          </table:table-cell>
          <table:table-cell office:value-type="float" office:value="225250" calcext:value-type="float">
            <text:p>22525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980016294353071" calcext:value-type="float">
            <text:p>980016294353071</text:p>
          </table:table-cell>
          <table:table-cell office:value-type="string" calcext:value-type="string">
            <text:p>07961305661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705001666576358" calcext:value-type="float">
            <text:p>705001666576358</text:p>
          </table:table-cell>
          <table:table-cell office:value-type="string" calcext:value-type="string">
            <text:p>07030079639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700909972521695" calcext:value-type="float">
            <text:p>700909972521695</text:p>
          </table:table-cell>
          <table:table-cell office:value-type="string" calcext:value-type="string">
            <text:p>09017764678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705000654255356" calcext:value-type="float">
            <text:p>705000654255356</text:p>
          </table:table-cell>
          <table:table-cell office:value-type="string" calcext:value-type="string">
            <text:p>05396772646</text:p>
          </table:table-cell>
          <table:table-cell office:value-type="float" office:value="225124" calcext:value-type="float">
            <text:p>22512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709209220886533" calcext:value-type="float">
            <text:p>709209220886533</text:p>
          </table:table-cell>
          <table:table-cell office:value-type="string" calcext:value-type="string">
            <text:p>09893425654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980016287750125" calcext:value-type="float">
            <text:p>980016287750125</text:p>
          </table:table-cell>
          <table:table-cell office:value-type="string" calcext:value-type="string">
            <text:p>06306927697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980016282345397" calcext:value-type="float">
            <text:p>980016282345397</text:p>
          </table:table-cell>
          <table:table-cell office:value-type="string" calcext:value-type="string">
            <text:p>78880203649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707608202608097" calcext:value-type="float">
            <text:p>707608202608097</text:p>
          </table:table-cell>
          <table:table-cell office:value-type="string" calcext:value-type="string">
            <text:p>07685433630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706704518343317" calcext:value-type="float">
            <text:p>706704518343317</text:p>
          </table:table-cell>
          <table:table-cell office:value-type="string" calcext:value-type="string">
            <text:p>74266438672</text:p>
          </table:table-cell>
          <table:table-cell office:value-type="float" office:value="225225" calcext:value-type="float">
            <text:p>22522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10260440830018" calcext:value-type="float">
            <text:p>210260440830018</text:p>
          </table:table-cell>
          <table:table-cell office:value-type="string" calcext:value-type="string">
            <text:p>02535334658</text:p>
          </table:table-cell>
          <table:table-cell office:value-type="float" office:value="225270" calcext:value-type="float">
            <text:p>22527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70550566220000" calcext:value-type="float">
            <text:p>170550566220000</text:p>
          </table:table-cell>
          <table:table-cell office:value-type="string" calcext:value-type="string">
            <text:p>67211895691</text:p>
          </table:table-cell>
          <table:table-cell office:value-type="float" office:value="225118" calcext:value-type="float">
            <text:p>2251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700401384470450" calcext:value-type="float">
            <text:p>700401384470450</text:p>
          </table:table-cell>
          <table:table-cell office:value-type="string" calcext:value-type="string">
            <text:p>84900733687</text:p>
          </table:table-cell>
          <table:table-cell office:value-type="float" office:value="225210" calcext:value-type="float">
            <text:p>22521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708104178293140" calcext:value-type="float">
            <text:p>708104178293140</text:p>
          </table:table-cell>
          <table:table-cell office:value-type="string" calcext:value-type="string">
            <text:p>07475173631</text:p>
          </table:table-cell>
          <table:table-cell office:value-type="float" office:value="225225" calcext:value-type="float">
            <text:p>22522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980016295967685" calcext:value-type="float">
            <text:p>980016295967685</text:p>
          </table:table-cell>
          <table:table-cell office:value-type="string" calcext:value-type="string">
            <text:p>07032211674</text:p>
          </table:table-cell>
          <table:table-cell office:value-type="float" office:value="225124" calcext:value-type="float">
            <text:p>22512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980016297001206" calcext:value-type="float">
            <text:p>980016297001206</text:p>
          </table:table-cell>
          <table:table-cell office:value-type="string" calcext:value-type="string">
            <text:p>04716347605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700009504156902" calcext:value-type="float">
            <text:p>700009504156902</text:p>
          </table:table-cell>
          <table:table-cell office:value-type="string" calcext:value-type="string">
            <text:p>96661976691</text:p>
          </table:table-cell>
          <table:table-cell office:value-type="float" office:value="225210" calcext:value-type="float">
            <text:p>22521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980016002669316" calcext:value-type="float">
            <text:p>980016002669316</text:p>
          </table:table-cell>
          <table:table-cell office:value-type="string" calcext:value-type="string">
            <text:p>71362100625</text:p>
          </table:table-cell>
          <table:table-cell office:value-type="float" office:value="225250" calcext:value-type="float">
            <text:p>2252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980016279629746" calcext:value-type="float">
            <text:p>980016279629746</text:p>
          </table:table-cell>
          <table:table-cell office:value-type="string" calcext:value-type="string">
            <text:p>04579602641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980016278313249" calcext:value-type="float">
            <text:p>980016278313249</text:p>
          </table:table-cell>
          <table:table-cell office:value-type="string" calcext:value-type="string">
            <text:p>05396976640</text:p>
          </table:table-cell>
          <table:table-cell office:value-type="float" office:value="225125" calcext:value-type="float">
            <text:p>2251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705002601370454" calcext:value-type="float">
            <text:p>705002601370454</text:p>
          </table:table-cell>
          <table:table-cell office:value-type="string" calcext:value-type="string">
            <text:p>21397242833</text:p>
          </table:table-cell>
          <table:table-cell office:value-type="float" office:value="225210" calcext:value-type="float">
            <text:p>22521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704604614432729" calcext:value-type="float">
            <text:p>704604614432729</text:p>
          </table:table-cell>
          <table:table-cell office:value-type="string" calcext:value-type="string">
            <text:p>05148470690</text:p>
          </table:table-cell>
          <table:table-cell office:value-type="float" office:value="225270" calcext:value-type="float">
            <text:p>225270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980016281131881" calcext:value-type="float">
            <text:p>980016281131881</text:p>
          </table:table-cell>
          <table:table-cell office:value-type="string" calcext:value-type="string">
            <text:p>29772954885</text:p>
          </table:table-cell>
          <table:table-cell office:value-type="float" office:value="225250" calcext:value-type="float">
            <text:p>22525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980016281600121" calcext:value-type="float">
            <text:p>980016281600121</text:p>
          </table:table-cell>
          <table:table-cell office:value-type="string" calcext:value-type="string">
            <text:p>04966652600</text:p>
          </table:table-cell>
          <table:table-cell office:value-type="float" office:value="225250" calcext:value-type="float">
            <text:p>2252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706508352980598" calcext:value-type="float">
            <text:p>706508352980598</text:p>
          </table:table-cell>
          <table:table-cell office:value-type="string" calcext:value-type="string">
            <text:p>27593408809</text:p>
          </table:table-cell>
          <table:table-cell office:value-type="float" office:value="225170" calcext:value-type="float">
            <text:p>2251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700007945890908" calcext:value-type="float">
            <text:p>700007945890908</text:p>
          </table:table-cell>
          <table:table-cell office:value-type="string" calcext:value-type="string">
            <text:p>35000664884</text:p>
          </table:table-cell>
          <table:table-cell office:value-type="float" office:value="225270" calcext:value-type="float">
            <text:p>225270</text:p>
          </table:table-cell>
          <table:table-cell table:number-columns-repeated="2"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2"/>
    </number:number-style>
    <number:number-style style:name="N108">
      <number:number number:decimal-places="0" number:min-decimal-places="0" number:min-integer-digits="2"/>
    </number:number-style>
    <number:number-style style:name="N109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3T14:59:12.679000000</meta:creation-date>
    <dc:date>2022-07-13T15:30:07.631000000</dc:date>
    <meta:editing-duration>PT10M44S</meta:editing-duration>
    <meta:editing-cycles>2</meta:editing-cycles>
    <meta:generator>LibreOffice/7.2.0.4$Windows_X86_64 LibreOffice_project/9a9c6381e3f7a62afc1329bd359cc48accb6435b</meta:generator>
    <meta:document-statistic meta:table-count="1" meta:cell-count="2347" meta:object-count="0"/>
  </office:meta>
</office:document-meta>
</file>